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6cm"/>
    </style:style>
    <style:style style:name="co2" style:family="table-column">
      <style:table-column-properties fo:break-before="auto" style:column-width="4.0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esu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bisect</text:p>
          </table:table-cell>
          <table:table-cell office:value-type="string" calcext:value-type="string">
            <text:p>brentq</text:p>
          </table:table-cell>
          <table:table-cell office:value-type="string" calcext:value-type="string">
            <text:p>brenth</text:p>
          </table:table-cell>
          <table:table-cell office:value-type="string" calcext:value-type="string">
            <text:p>ridder</text:p>
          </table:table-cell>
          <table:table-cell office:value-type="string" calcext:value-type="string">
            <text:p>modAB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office:value-type="float" office:value="0.399422291710962" calcext:value-type="float">
            <text:p>0,399422291710962</text:p>
          </table:table-cell>
          <table:table-cell office:value-type="float" office:value="0.399422291710968" calcext:value-type="float">
            <text:p>0,399422291710968</text:p>
          </table:table-cell>
          <table:table-cell office:value-type="float" office:value="0.399422291710967" calcext:value-type="float">
            <text:p>0,399422291710967</text:p>
          </table:table-cell>
          <table:table-cell office:value-type="float" office:value="0.399422291710973" calcext:value-type="float">
            <text:p>0,399422291710973</text:p>
          </table:table-cell>
          <table:table-cell office:value-type="float" office:value="0.399422291710968" calcext:value-type="float">
            <text:p>0,399422291710968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office:value-type="float" office:value="0.804133097503669" calcext:value-type="float">
            <text:p>0,804133097503669</text:p>
          </table:table-cell>
          <table:table-cell table:number-columns-repeated="2" office:value-type="float" office:value="0.804133097503664" calcext:value-type="float">
            <text:p>0,804133097503664</text:p>
          </table:table-cell>
          <table:table-cell office:value-type="float" office:value="0.80413309750367" calcext:value-type="float">
            <text:p>0,80413309750367</text:p>
          </table:table-cell>
          <table:table-cell office:value-type="float" office:value="0.804133097503664" calcext:value-type="float">
            <text:p>0,804133097503664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-0.999999999999996" calcext:value-type="float">
            <text:p>-0,999999999999996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table:number-columns-repeated="5" office:value-type="float" office:value="2.09455148154233" calcext:value-type="float">
            <text:p>2,09455148154233</text:p>
          </table:table-cell>
        </table:table-row>
        <table:table-row table:style-name="ro1">
          <table:table-cell office:value-type="string" calcext:value-type="string">
            <text:p>f06</text:p>
          </table:table-cell>
          <table:table-cell office:value-type="float" office:value="0.138257155056827" calcext:value-type="float">
            <text:p>0,138257155056827</text:p>
          </table:table-cell>
          <table:table-cell table:number-columns-repeated="4" office:value-type="float" office:value="0.138257155056824" calcext:value-type="float">
            <text:p>0,138257155056824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office:value-type="float" office:value="0.0693140886870296" calcext:value-type="float">
            <text:p>0,0693140886870296</text:p>
          </table:table-cell>
          <table:table-cell table:number-columns-repeated="4" office:value-type="float" office:value="0.0693140886870235" calcext:value-type="float">
            <text:p>0,0693140886870235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0.0346573590208479" calcext:value-type="float">
            <text:p>0,0346573590208479</text:p>
          </table:table-cell>
          <table:table-cell table:number-columns-repeated="2" office:value-type="float" office:value="0.0346573590208539" calcext:value-type="float">
            <text:p>0,0346573590208539</text:p>
          </table:table-cell>
          <table:table-cell office:value-type="float" office:value="0.0346573590208538" calcext:value-type="float">
            <text:p>0,0346573590208538</text:p>
          </table:table-cell>
          <table:table-cell office:value-type="float" office:value="0.0346573590208539" calcext:value-type="float">
            <text:p>0,0346573590208539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office:value-type="float" office:value="0.109611796797786" calcext:value-type="float">
            <text:p>0,109611796797786</text:p>
          </table:table-cell>
          <table:table-cell table:number-columns-repeated="2" office:value-type="float" office:value="0.109611796797792" calcext:value-type="float">
            <text:p>0,109611796797792</text:p>
          </table:table-cell>
          <table:table-cell office:value-type="float" office:value="0.109611796797796" calcext:value-type="float">
            <text:p>0,109611796797796</text:p>
          </table:table-cell>
          <table:table-cell office:value-type="float" office:value="0.109611796797792" calcext:value-type="float">
            <text:p>0,10961179679779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0.0524786034368034" calcext:value-type="float">
            <text:p>0,0524786034368034</text:p>
          </table:table-cell>
          <table:table-cell table:number-columns-repeated="4" office:value-type="float" office:value="0.0524786034368102" calcext:value-type="float">
            <text:p>0,0524786034368102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0.0256237476199814" calcext:value-type="float">
            <text:p>0,0256237476199814</text:p>
          </table:table-cell>
          <table:table-cell office:value-type="float" office:value="0.0256237476199884" calcext:value-type="float">
            <text:p>0,0256237476199884</text:p>
          </table:table-cell>
          <table:table-cell office:value-type="float" office:value="0.0256237476199883" calcext:value-type="float">
            <text:p>0,0256237476199883</text:p>
          </table:table-cell>
          <table:table-cell table:number-columns-repeated="2" office:value-type="float" office:value="0.0256237476199882" calcext:value-type="float">
            <text:p>0,025623747619988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0.345954815848238" calcext:value-type="float">
            <text:p>0,345954815848238</text:p>
          </table:table-cell>
          <table:table-cell table:number-columns-repeated="2" office:value-type="float" office:value="0.345954815848242" calcext:value-type="float">
            <text:p>0,345954815848242</text:p>
          </table:table-cell>
          <table:table-cell office:value-type="float" office:value="0.345954815848247" calcext:value-type="float">
            <text:p>0,345954815848247</text:p>
          </table:table-cell>
          <table:table-cell office:value-type="float" office:value="0.345954815848242" calcext:value-type="float">
            <text:p>0,345954815848242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0.245122333753308" calcext:value-type="float">
            <text:p>0,245122333753308</text:p>
          </table:table-cell>
          <table:table-cell table:number-columns-repeated="2" office:value-type="float" office:value="0.245122333753307" calcext:value-type="float">
            <text:p>0,245122333753307</text:p>
          </table:table-cell>
          <table:table-cell office:value-type="float" office:value="0.245122333753302" calcext:value-type="float">
            <text:p>0,245122333753302</text:p>
          </table:table-cell>
          <table:table-cell office:value-type="float" office:value="0.245122333753307" calcext:value-type="float">
            <text:p>0,245122333753307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0.164920957276443" calcext:value-type="float">
            <text:p>0,164920957276443</text:p>
          </table:table-cell>
          <table:table-cell table:number-columns-repeated="2" office:value-type="float" office:value="0.164920957276441" calcext:value-type="float">
            <text:p>0,164920957276441</text:p>
          </table:table-cell>
          <table:table-cell office:value-type="float" office:value="0.164920957276436" calcext:value-type="float">
            <text:p>0,164920957276436</text:p>
          </table:table-cell>
          <table:table-cell office:value-type="float" office:value="0.164920957276441" calcext:value-type="float">
            <text:p>0,164920957276441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0.00361710817890781" calcext:value-type="float">
            <text:p>0,00361710817890781</text:p>
          </table:table-cell>
          <table:table-cell table:number-columns-repeated="2" office:value-type="float" office:value="0.00361710817890406" calcext:value-type="float">
            <text:p>0,00361710817890406</text:p>
          </table:table-cell>
          <table:table-cell office:value-type="float" office:value="0.00361710817889906" calcext:value-type="float">
            <text:p>0,00361710817889906</text:p>
          </table:table-cell>
          <table:table-cell office:value-type="float" office:value="0.00361710817890406" calcext:value-type="float">
            <text:p>0,00361710817890406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0.000151471334781661" calcext:value-type="float">
            <text:p>0,000151471334781661</text:p>
          </table:table-cell>
          <table:table-cell table:number-columns-repeated="2" office:value-type="float" office:value="0.000151471334783892" calcext:value-type="float">
            <text:p>0,000151471334783892</text:p>
          </table:table-cell>
          <table:table-cell office:value-type="float" office:value="0.000151471334788891" calcext:value-type="float">
            <text:p>0,000151471334788891</text:p>
          </table:table-cell>
          <table:table-cell office:value-type="float" office:value="0.000151471334783891" calcext:value-type="float">
            <text:p>0,000151471334783891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table:style-name="ce1" office:value-type="float" office:value="0.00000766859512424389" calcext:value-type="float">
            <text:p>7,67E-06</text:p>
          </table:table-cell>
          <table:table-cell table:number-columns-repeated="2" table:style-name="ce1" office:value-type="float" office:value="0.00000766859512218534" calcext:value-type="float">
            <text:p>7,67E-06</text:p>
          </table:table-cell>
          <table:table-cell table:style-name="ce1" office:value-type="float" office:value="0.00000766859512718534" calcext:value-type="float">
            <text:p>7,67E-06</text:p>
          </table:table-cell>
          <table:table-cell table:style-name="ce1" office:value-type="float" office:value="0.00000766859512218534" calcext:value-type="float">
            <text:p>7,67E-06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4" calcext:value-type="float">
            <text:p>0,516153518757934</text:p>
          </table:table-cell>
          <table:table-cell office:value-type="float" office:value="0.516153518757933" calcext:value-type="float">
            <text:p>0,516153518757933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4" calcext:value-type="float">
            <text:p>0,516153518757934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0.53952222690841" calcext:value-type="float">
            <text:p>0,53952222690841</text:p>
          </table:table-cell>
          <table:table-cell office:value-type="float" office:value="0.539522226908413" calcext:value-type="float">
            <text:p>0,539522226908413</text:p>
          </table:table-cell>
          <table:table-cell office:value-type="float" office:value="0.539522226908416" calcext:value-type="float">
            <text:p>0,539522226908416</text:p>
          </table:table-cell>
          <table:table-cell office:value-type="float" office:value="0.539522226908411" calcext:value-type="float">
            <text:p>0,539522226908411</text:p>
          </table:table-cell>
          <table:table-cell office:value-type="float" office:value="0.539522226908416" calcext:value-type="float">
            <text:p>0,539522226908416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0.552704666678487" calcext:value-type="float">
            <text:p>0,552704666678487</text:p>
          </table:table-cell>
          <table:table-cell table:number-columns-repeated="2" office:value-type="float" office:value="0.552704666678488" calcext:value-type="float">
            <text:p>0,552704666678488</text:p>
          </table:table-cell>
          <table:table-cell office:value-type="float" office:value="0.552704666678492" calcext:value-type="float">
            <text:p>0,552704666678492</text:p>
          </table:table-cell>
          <table:table-cell office:value-type="float" office:value="0.552704666678488" calcext:value-type="float">
            <text:p>0,552704666678488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0.409992017989133" calcext:value-type="float">
            <text:p>0,409992017989133</text:p>
          </table:table-cell>
          <table:table-cell table:number-columns-repeated="4" office:value-type="float" office:value="0.409992017989137" calcext:value-type="float">
            <text:p>0,40999201798913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0.452509145577643" calcext:value-type="float">
            <text:p>0,452509145577643</text:p>
          </table:table-cell>
          <table:table-cell table:number-columns-repeated="4" office:value-type="float" office:value="0.452509145577641" calcext:value-type="float">
            <text:p>0,452509145577641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0.475626848596058" calcext:value-type="float">
            <text:p>0,475626848596058</text:p>
          </table:table-cell>
          <table:table-cell table:number-columns-repeated="2" office:value-type="float" office:value="0.475626848596062" calcext:value-type="float">
            <text:p>0,475626848596062</text:p>
          </table:table-cell>
          <table:table-cell office:value-type="float" office:value="0.475626848596068" calcext:value-type="float">
            <text:p>0,475626848596068</text:p>
          </table:table-cell>
          <table:table-cell office:value-type="float" office:value="0.475626848596062" calcext:value-type="float">
            <text:p>0,475626848596062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3" calcext:value-type="float">
            <text:p>3</text:p>
          </table:table-cell>
          <table:table-cell office:value-type="float" office:value="2.99999999994985" calcext:value-type="float">
            <text:p>2,99999999994985</text:p>
          </table:table-cell>
          <table:table-cell office:value-type="float" office:value="2.99999999995591" calcext:value-type="float">
            <text:p>2,9999999999559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float" office:value="4" calcext:value-type="float">
            <text:p>4</text:p>
          </table:table-cell>
          <table:table-cell office:value-type="float" office:value="3.99999999999714" calcext:value-type="float">
            <text:p>3,99999999999714</text:p>
          </table:table-cell>
          <table:table-cell office:value-type="float" office:value="4.00000000000212" calcext:value-type="float">
            <text:p>4,000000000002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float" office:value="2.47457678736983" calcext:value-type="float">
            <text:p>2,47457678736983</text:p>
          </table:table-cell>
          <table:table-cell office:value-type="float" office:value="2.47457678732526" calcext:value-type="float">
            <text:p>2,47457678732526</text:p>
          </table:table-cell>
          <table:table-cell office:value-type="float" office:value="2.47457678733094" calcext:value-type="float">
            <text:p>2,47457678733094</text:p>
          </table:table-cell>
          <table:table-cell table:number-columns-repeated="2" office:value-type="float" office:value="2.47457678736983" calcext:value-type="float">
            <text:p>2,47457678736983</text:p>
          </table:table-cell>
        </table:table-row>
        <table:table-row table:style-name="ro1">
          <table:table-cell office:value-type="string" calcext:value-type="string">
            <text:p>f27</text:p>
          </table:table-cell>
          <table:table-cell office:value-type="float" office:value="1.88916015625" calcext:value-type="float">
            <text:p>1,88916015625</text:p>
          </table:table-cell>
          <table:table-cell office:value-type="float" office:value="1.88901627626639" calcext:value-type="float">
            <text:p>1,88901627626639</text:p>
          </table:table-cell>
          <table:table-cell office:value-type="float" office:value="1.8892233380005" calcext:value-type="float">
            <text:p>1,8892233380005</text:p>
          </table:table-cell>
          <table:table-cell office:value-type="float" office:value="1.88905736094801" calcext:value-type="float">
            <text:p>1,88905736094801</text:p>
          </table:table-cell>
          <table:table-cell office:value-type="float" office:value="1.888916015625" calcext:value-type="float">
            <text:p>1,888916015625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float" office:value="7.14299999999999" calcext:value-type="float">
            <text:p>7,14299999999999</text:p>
          </table:table-cell>
          <table:table-cell office:value-type="float" office:value="7.1429999999767" calcext:value-type="float">
            <text:p>7,1429999999767</text:p>
          </table:table-cell>
          <table:table-cell office:value-type="float" office:value="7.14299999997918" calcext:value-type="float">
            <text:p>7,14299999997918</text:p>
          </table:table-cell>
          <table:table-cell table:number-columns-repeated="2" office:value-type="float" office:value="7.143" calcext:value-type="float">
            <text:p>7,143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float" office:value="3.000390625" calcext:value-type="float">
            <text:p>3,000390625</text:p>
          </table:table-cell>
          <table:table-cell office:value-type="float" office:value="2.99980076364321" calcext:value-type="float">
            <text:p>2,99980076364321</text:p>
          </table:table-cell>
          <table:table-cell office:value-type="float" office:value="2.99983620875946" calcext:value-type="float">
            <text:p>2,99983620875946</text:p>
          </table:table-cell>
          <table:table-cell office:value-type="float" office:value="3.00054459411" calcext:value-type="float">
            <text:p>3,00054459411</text:p>
          </table:table-cell>
          <table:table-cell office:value-type="float" office:value="2.99943911213135" calcext:value-type="float">
            <text:p>2,99943911213135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table:number-columns-repeated="5" office:value-type="float" office:value="4.26716830454212" calcext:value-type="float">
            <text:p>4,26716830454212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0.318309886183787" calcext:value-type="float">
            <text:p>0,318309886183787</text:p>
          </table:table-cell>
          <table:table-cell table:number-columns-repeated="4" office:value-type="float" office:value="0.318309886183791" calcext:value-type="float">
            <text:p>0,318309886183791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1.32581766366804" calcext:value-type="float">
            <text:p>1,32581766366804</text:p>
          </table:table-cell>
          <table:table-cell table:number-columns-repeated="4" office:value-type="float" office:value="1.32581766366803" calcext:value-type="float">
            <text:p>1,32581766366803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0.865474033101613" calcext:value-type="float">
            <text:p>0,865474033101613</text:p>
          </table:table-cell>
          <table:table-cell table:number-columns-repeated="2" office:value-type="float" office:value="0.865474033101614" calcext:value-type="float">
            <text:p>0,865474033101614</text:p>
          </table:table-cell>
          <table:table-cell office:value-type="float" office:value="0.86547403310162" calcext:value-type="float">
            <text:p>0,86547403310162</text:p>
          </table:table-cell>
          <table:table-cell office:value-type="float" office:value="0.865474033101614" calcext:value-type="float">
            <text:p>0,865474033101614</text:p>
          </table:table-cell>
        </table:table-row>
        <table:table-row table:style-name="ro1">
          <table:table-cell office:value-type="string" calcext:value-type="string">
            <text:p>f34</text:p>
          </table:table-cell>
          <table:table-cell office:value-type="float" office:value="0.739085133215168" calcext:value-type="float">
            <text:p>0,739085133215168</text:p>
          </table:table-cell>
          <table:table-cell table:number-columns-repeated="2" office:value-type="float" office:value="0.739085133215161" calcext:value-type="float">
            <text:p>0,739085133215161</text:p>
          </table:table-cell>
          <table:table-cell office:value-type="float" office:value="0.739085133215156" calcext:value-type="float">
            <text:p>0,739085133215156</text:p>
          </table:table-cell>
          <table:table-cell office:value-type="float" office:value="0.739085133215161" calcext:value-type="float">
            <text:p>0,739085133215161</text:p>
          </table:table-cell>
        </table:table-row>
        <table:table-row table:style-name="ro1">
          <table:table-cell office:value-type="string" calcext:value-type="string">
            <text:p>f35</text:p>
          </table:table-cell>
          <table:table-cell office:value-type="float" office:value="0.656666666666675" calcext:value-type="float">
            <text:p>0,656666666666675</text:p>
          </table:table-cell>
          <table:table-cell table:number-columns-repeated="2" office:value-type="float" office:value="0.656666666666667" calcext:value-type="float">
            <text:p>0,656666666666667</text:p>
          </table:table-cell>
          <table:table-cell office:value-type="float" office:value="0.656666666666672" calcext:value-type="float">
            <text:p>0,656666666666672</text:p>
          </table:table-cell>
          <table:table-cell office:value-type="float" office:value="0.656666666666667" calcext:value-type="float">
            <text:p>0,656666666666667</text:p>
          </table:table-cell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3" office:value-type="float" office:value="0.666666666666665" calcext:value-type="float">
            <text:p>0,666666666666665</text:p>
          </table:table-cell>
          <table:table-cell office:value-type="float" office:value="0.666666666666643" calcext:value-type="float">
            <text:p>0,666666666666643</text:p>
          </table:table-cell>
        </table:table-row>
        <table:table-row table:style-name="ro1">
          <table:table-cell office:value-type="string" calcext:value-type="string">
            <text:p>f37</text:p>
          </table:table-cell>
          <table:table-cell office:value-type="float" office:value="0.77777777777778" calcext:value-type="float">
            <text:p>0,77777777777778</text:p>
          </table:table-cell>
          <table:table-cell table:number-columns-repeated="4" office:value-type="float" office:value="0.777777777777778" calcext:value-type="float">
            <text:p>0,777777777777778</text:p>
          </table:table-cell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333333333333337" calcext:value-type="float">
            <text:p>0,333333333333337</text:p>
          </table:table-cell>
          <table:table-cell office:value-type="float" office:value="0.333333333333332" calcext:value-type="float">
            <text:p>0,333333333333332</text:p>
          </table:table-cell>
          <table:table-cell office:value-type="float" office:value="0.333333333333329" calcext:value-type="float">
            <text:p>0,333333333333329</text:p>
          </table:table-cell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333333333333337" calcext:value-type="float">
            <text:p>0,333333333333337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 office:value-type="float" office:value="0.333333333333336" calcext:value-type="float">
            <text:p>0,333333333333336</text:p>
          </table:table-cell>
          <table:table-cell office:value-type="float" office:value="0.333333333333329" calcext:value-type="float">
            <text:p>0,333333333333329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2" office:value-type="float" office:value="0.666666666666663" calcext:value-type="float">
            <text:p>0,666666666666663</text:p>
          </table:table-cell>
          <table:table-cell office:value-type="float" office:value="0.66666666666667" calcext:value-type="float">
            <text:p>0,66666666666667</text:p>
          </table:table-cell>
          <table:table-cell office:value-type="float" office:value="0.666666666666643" calcext:value-type="float">
            <text:p>0,666666666666643</text:p>
          </table:table-cell>
        </table:table-row>
        <table:table-row table:style-name="ro1">
          <table:table-cell office:value-type="string" calcext:value-type="string">
            <text:p>f41</text:p>
          </table:table-cell>
          <table:table-cell office:value-type="float" office:value="0.138257155056829" calcext:value-type="float">
            <text:p>0,138257155056829</text:p>
          </table:table-cell>
          <table:table-cell table:number-columns-repeated="4" office:value-type="float" office:value="0.138257155056824" calcext:value-type="float">
            <text:p>0,138257155056824</text:p>
          </table:table-cell>
        </table:table-row>
        <table:table-row table:style-name="ro1">
          <table:table-cell office:value-type="string" calcext:value-type="string">
            <text:p>f42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43</text:p>
          </table:table-cell>
          <table:table-cell table:style-name="ce1" office:value-type="float" office:value="5.32907051820075E-015" calcext:value-type="float">
            <text:p>5,33E-15</text:p>
          </table:table-cell>
          <table:table-cell table:style-name="ce1" office:value-type="float" office:value="-0.00000000000156195194" calcext:value-type="float">
            <text:p>-1,56E-12</text:p>
          </table:table-cell>
          <table:table-cell table:style-name="ce1" office:value-type="float" office:value="-0.00000000000148266538" calcext:value-type="float">
            <text:p>-1,48E-12</text:p>
          </table:table-cell>
          <table:table-cell table:style-name="ce1" office:value-type="float" office:value="-2.12387949773817E-015" calcext:value-type="float">
            <text:p>-2,12E-15</text:p>
          </table:table-cell>
          <table:table-cell table:style-name="ce1" office:value-type="float" office:value="5.32907051820075E-015" calcext:value-type="float">
            <text:p>5,33E-15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table:style-name="ce1" office:value-type="float" office:value="5.32907051820075E-015" calcext:value-type="float">
            <text:p>5,33E-15</text:p>
          </table:table-cell>
          <table:table-cell table:style-name="ce1" office:value-type="float" office:value="-0.00000000000562655576" calcext:value-type="float">
            <text:p>-5,63E-12</text:p>
          </table:table-cell>
          <table:table-cell table:style-name="ce1" office:value-type="float" office:value="-0.00000000000904587944" calcext:value-type="float">
            <text:p>-9,05E-12</text:p>
          </table:table-cell>
          <table:table-cell table:style-name="ce1" office:value-type="float" office:value="4.20695920926564E-015" calcext:value-type="float">
            <text:p>4,21E-15</text:p>
          </table:table-cell>
          <table:table-cell table:style-name="ce1" office:value-type="float" office:value="5.32907051820075E-015" calcext:value-type="float">
            <text:p>5,33E-15</text:p>
          </table:table-cell>
        </table:table-row>
        <table:table-row table:style-name="ro1">
          <table:table-cell office:value-type="string" calcext:value-type="string">
            <text:p>f45</text:p>
          </table:table-cell>
          <table:table-cell table:style-name="ce1" office:value-type="float" office:value="5.32907051820075E-015" calcext:value-type="float">
            <text:p>5,33E-15</text:p>
          </table:table-cell>
          <table:table-cell table:style-name="ce1" office:value-type="float" office:value="0.00000000002756144877" calcext:value-type="float">
            <text:p>2,76E-11</text:p>
          </table:table-cell>
          <table:table-cell table:style-name="ce1" office:value-type="float" office:value="0.0000000000255193795" calcext:value-type="float">
            <text:p>2,55E-11</text:p>
          </table:table-cell>
          <table:table-cell table:style-name="ce1" office:value-type="float" office:value="-4.80793902939332E-015" calcext:value-type="float">
            <text:p>-4,81E-15</text:p>
          </table:table-cell>
          <table:table-cell table:style-name="ce1" office:value-type="float" office:value="5.32907051820075E-015" calcext:value-type="float">
            <text:p>5,33E-15</text:p>
          </table:table-cell>
        </table:table-row>
        <table:table-row table:style-name="ro1">
          <table:table-cell office:value-type="string" calcext:value-type="string">
            <text:p>f46</text:p>
          </table:table-cell>
          <table:table-cell office:value-type="float" office:value="0.101624392293545" calcext:value-type="float">
            <text:p>0,101624392293545</text:p>
          </table:table-cell>
          <table:table-cell table:number-columns-repeated="4" office:value-type="float" office:value="0.10162439229355" calcext:value-type="float">
            <text:p>0,10162439229355</text:p>
          </table:table-cell>
        </table:table-row>
        <table:table-row table:style-name="ro1">
          <table:table-cell office:value-type="string" calcext:value-type="string">
            <text:p>f47</text:p>
          </table:table-cell>
          <table:table-cell office:value-type="float" office:value="0.00773252320060808" calcext:value-type="float">
            <text:p>0,00773252320060808</text:p>
          </table:table-cell>
          <table:table-cell office:value-type="float" office:value="0.0077325232006128" calcext:value-type="float">
            <text:p>0,0077325232006128</text:p>
          </table:table-cell>
          <table:table-cell office:value-type="float" office:value="0.00773252320061493" calcext:value-type="float">
            <text:p>0,00773252320061493</text:p>
          </table:table-cell>
          <table:table-cell office:value-type="float" office:value="0.00773252320061169" calcext:value-type="float">
            <text:p>0,00773252320061169</text:p>
          </table:table-cell>
          <table:table-cell office:value-type="float" office:value="0.0077325232006128" calcext:value-type="float">
            <text:p>0,0077325232006128</text:p>
          </table:table-cell>
        </table:table-row>
        <table:table-row table:style-name="ro1">
          <table:table-cell office:value-type="string" calcext:value-type="string">
            <text:p>f48</text:p>
          </table:table-cell>
          <table:table-cell office:value-type="float" office:value="0.00127630494573219" calcext:value-type="float">
            <text:p>0,00127630494573219</text:p>
          </table:table-cell>
          <table:table-cell office:value-type="float" office:value="0.00127630494573559" calcext:value-type="float">
            <text:p>0,00127630494573559</text:p>
          </table:table-cell>
          <table:table-cell office:value-type="float" office:value="0.00127630494573557" calcext:value-type="float">
            <text:p>0,00127630494573557</text:p>
          </table:table-cell>
          <table:table-cell office:value-type="float" office:value="0.00127630494574056" calcext:value-type="float">
            <text:p>0,00127630494574056</text:p>
          </table:table-cell>
          <table:table-cell office:value-type="float" office:value="0.00127630494573556" calcext:value-type="float">
            <text:p>0,00127630494573556</text:p>
          </table:table-cell>
        </table:table-row>
        <table:table-row table:style-name="ro1">
          <table:table-cell office:value-type="string" calcext:value-type="string">
            <text:p>f49</text:p>
          </table:table-cell>
          <table:table-cell office:value-type="float" office:value="-0.682327803828024" calcext:value-type="float">
            <text:p>-0,682327803828024</text:p>
          </table:table-cell>
          <table:table-cell table:number-columns-repeated="2" office:value-type="float" office:value="-0.682327803828019" calcext:value-type="float">
            <text:p>-0,682327803828019</text:p>
          </table:table-cell>
          <table:table-cell office:value-type="float" office:value="-0.682327803828023" calcext:value-type="float">
            <text:p>-0,682327803828023</text:p>
          </table:table-cell>
          <table:table-cell office:value-type="float" office:value="-0.682327803828019" calcext:value-type="float">
            <text:p>-0,682327803828019</text:p>
          </table:table-cell>
        </table:table-row>
        <table:table-row table:style-name="ro1">
          <table:table-cell office:value-type="string" calcext:value-type="string">
            <text:p>f50</text:p>
          </table:table-cell>
          <table:table-cell table:number-columns-repeated="5" office:value-type="float" office:value="-2.10380340273554" calcext:value-type="float">
            <text:p>-2,10380340273554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0000000001" calcext:value-type="float">
            <text:p>1,00000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52</text:p>
          </table:table-cell>
          <table:table-cell office:value-type="float" office:value="1.00004083556472" calcext:value-type="float">
            <text:p>1,00004083556472</text:p>
          </table:table-cell>
          <table:table-cell table:number-columns-repeated="2" office:value-type="float" office:value="1.00004083556473" calcext:value-type="float">
            <text:p>1,00004083556473</text:p>
          </table:table-cell>
          <table:table-cell office:value-type="float" office:value="1.00004083556472" calcext:value-type="float">
            <text:p>1,00004083556472</text:p>
          </table:table-cell>
          <table:table-cell office:value-type="float" office:value="1.00004083556473" calcext:value-type="float">
            <text:p>1,00004083556473</text:p>
          </table:table-cell>
        </table:table-row>
        <table:table-row table:style-name="ro1">
          <table:table-cell office:value-type="string" calcext:value-type="string">
            <text:p>f53</text:p>
          </table:table-cell>
          <table:table-cell office:value-type="float" office:value="1.69681238680976" calcext:value-type="float">
            <text:p>1,69681238680976</text:p>
          </table:table-cell>
          <table:table-cell table:number-columns-repeated="4" office:value-type="float" office:value="1.69681238680975" calcext:value-type="float">
            <text:p>1,69681238680975</text:p>
          </table:table-cell>
        </table:table-row>
        <table:table-row table:style-name="ro1">
          <table:table-cell office:value-type="string" calcext:value-type="string">
            <text:p>f54</text:p>
          </table:table-cell>
          <table:table-cell office:value-type="float" office:value="0.5235987755983" calcext:value-type="float">
            <text:p>0,5235987755983</text:p>
          </table:table-cell>
          <table:table-cell table:number-columns-repeated="2" office:value-type="float" office:value="0.523598775598299" calcext:value-type="float">
            <text:p>0,523598775598299</text:p>
          </table:table-cell>
          <table:table-cell office:value-type="float" office:value="0.523598775598303" calcext:value-type="float">
            <text:p>0,523598775598303</text:p>
          </table:table-cell>
          <table:table-cell office:value-type="float" office:value="0.523598775598299" calcext:value-type="float">
            <text:p>0,523598775598299</text:p>
          </table:table-cell>
        </table:table-row>
        <table:table-row table:style-name="ro1">
          <table:table-cell office:value-type="string" calcext:value-type="string">
            <text:p>f55</text:p>
          </table:table-cell>
          <table:table-cell office:value-type="float" office:value="0.999999999999996" calcext:value-type="float">
            <text:p>0,99999999999999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56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5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99999999999999" calcext:value-type="float">
            <text:p>2,99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58</text:p>
          </table:table-cell>
          <table:table-cell table:number-columns-repeated="5" office:value-type="float" office:value="1.5574077246549" calcext:value-type="float">
            <text:p>1,5574077246549</text:p>
          </table:table-cell>
        </table:table-row>
        <table:table-row table:style-name="ro1">
          <table:table-cell office:value-type="string" calcext:value-type="string">
            <text:p>f59</text:p>
          </table:table-cell>
          <table:table-cell office:value-type="float" office:value="1.25643120862618" calcext:value-type="float">
            <text:p>1,25643120862618</text:p>
          </table:table-cell>
          <table:table-cell table:number-columns-repeated="4" office:value-type="float" office:value="1.25643120862617" calcext:value-type="float">
            <text:p>1,25643120862617</text:p>
          </table:table-cell>
        </table:table-row>
        <table:table-row table:style-name="ro1">
          <table:table-cell office:value-type="string" calcext:value-type="string">
            <text:p>f60</text:p>
          </table:table-cell>
          <table:table-cell office:value-type="float" office:value="0.354463104375021" calcext:value-type="float">
            <text:p>0,354463104375021</text:p>
          </table:table-cell>
          <table:table-cell table:number-columns-repeated="4" office:value-type="float" office:value="0.354463104375025" calcext:value-type="float">
            <text:p>0,354463104375025</text:p>
          </table:table-cell>
        </table:table-row>
        <table:table-row table:style-name="ro1">
          <table:table-cell office:value-type="string" calcext:value-type="string">
            <text:p>f61</text:p>
          </table:table-cell>
          <table:table-cell office:value-type="float" office:value="1.40449164821535" calcext:value-type="float">
            <text:p>1,40449164821535</text:p>
          </table:table-cell>
          <table:table-cell table:number-columns-repeated="4" office:value-type="float" office:value="1.40449164821534" calcext:value-type="float">
            <text:p>1,40449164821534</text:p>
          </table:table-cell>
        </table:table-row>
        <table:table-row table:style-name="ro1">
          <table:table-cell office:value-type="string" calcext:value-type="string">
            <text:p>f62</text:p>
          </table:table-cell>
          <table:table-cell office:value-type="float" office:value="1.89549426703399" calcext:value-type="float">
            <text:p>1,89549426703399</text:p>
          </table:table-cell>
          <table:table-cell table:number-columns-repeated="4" office:value-type="float" office:value="1.89549426703398" calcext:value-type="float">
            <text:p>1,89549426703398</text:p>
          </table:table-cell>
        </table:table-row>
        <table:table-row table:style-name="ro1">
          <table:table-cell office:value-type="string" calcext:value-type="string">
            <text:p>f63</text:p>
          </table:table-cell>
          <table:table-cell office:value-type="float" office:value="0.567143290409781" calcext:value-type="float">
            <text:p>0,567143290409781</text:p>
          </table:table-cell>
          <table:table-cell table:number-columns-repeated="4" office:value-type="float" office:value="0.567143290409784" calcext:value-type="float">
            <text:p>0,567143290409784</text:p>
          </table:table-cell>
        </table:table-row>
        <table:table-row table:style-name="ro1">
          <table:table-cell office:value-type="string" calcext:value-type="string">
            <text:p>f64</text:p>
          </table:table-cell>
          <table:table-cell office:value-type="float" office:value="0.100000000000001" calcext:value-type="float">
            <text:p>0,100000000000001</text:p>
          </table:table-cell>
          <table:table-cell table:number-columns-repeated="4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f65</text:p>
          </table:table-cell>
          <table:table-cell office:value-type="float" office:value="-0.523598775598295" calcext:value-type="float">
            <text:p>-0,523598775598295</text:p>
          </table:table-cell>
          <table:table-cell table:number-columns-repeated="2" office:value-type="float" office:value="-0.523598775598299" calcext:value-type="float">
            <text:p>-0,523598775598299</text:p>
          </table:table-cell>
          <table:table-cell office:value-type="float" office:value="-0.523598775598294" calcext:value-type="float">
            <text:p>-0,523598775598294</text:p>
          </table:table-cell>
          <table:table-cell office:value-type="float" office:value="-0.523598775598299" calcext:value-type="float">
            <text:p>-0,523598775598299</text:p>
          </table:table-cell>
        </table:table-row>
        <table:table-row table:style-name="ro1">
          <table:table-cell office:value-type="string" calcext:value-type="string">
            <text:p>f66</text:p>
          </table:table-cell>
          <table:table-cell office:value-type="float" office:value="-0.843914568649261" calcext:value-type="float">
            <text:p>-0,843914568649261</text:p>
          </table:table-cell>
          <table:table-cell table:number-columns-repeated="2" office:value-type="float" office:value="-0.843914568649266" calcext:value-type="float">
            <text:p>-0,843914568649266</text:p>
          </table:table-cell>
          <table:table-cell office:value-type="float" office:value="-0.843914568649271" calcext:value-type="float">
            <text:p>-0,843914568649271</text:p>
          </table:table-cell>
          <table:table-cell office:value-type="float" office:value="-0.843914568649266" calcext:value-type="float">
            <text:p>-0,843914568649266</text:p>
          </table:table-cell>
        </table:table-row>
        <table:table-row table:style-name="ro1">
          <table:table-cell office:value-type="string" calcext:value-type="string">
            <text:p>f67</text:p>
          </table:table-cell>
          <table:table-cell office:value-type="float" office:value="0.835079042723557" calcext:value-type="float">
            <text:p>0,835079042723557</text:p>
          </table:table-cell>
          <table:table-cell table:number-columns-repeated="4" office:value-type="float" office:value="0.835079042723559" calcext:value-type="float">
            <text:p>0,835079042723559</text:p>
          </table:table-cell>
        </table:table-row>
        <table:table-row table:style-name="ro1">
          <table:table-cell office:value-type="string" calcext:value-type="string">
            <text:p>f68</text:p>
          </table:table-cell>
          <table:table-cell office:value-type="float" office:value="0.873568526830233" calcext:value-type="float">
            <text:p>0,873568526830233</text:p>
          </table:table-cell>
          <table:table-cell table:number-columns-repeated="4" office:value-type="float" office:value="0.873568526830232" calcext:value-type="float">
            <text:p>0,873568526830232</text:p>
          </table:table-cell>
        </table:table-row>
        <table:table-row table:style-name="ro1">
          <table:table-cell office:value-type="string" calcext:value-type="string">
            <text:p>f69</text:p>
          </table:table-cell>
          <table:table-cell office:value-type="float" office:value="0.111111111111107" calcext:value-type="float">
            <text:p>0,111111111111107</text:p>
          </table:table-cell>
          <table:table-cell table:number-columns-repeated="4"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string" calcext:value-type="string">
            <text:p>f70</text:p>
          </table:table-cell>
          <table:table-cell office:value-type="float" office:value="-0.037020127707855" calcext:value-type="float">
            <text:p>-0,037020127707855</text:p>
          </table:table-cell>
          <table:table-cell table:number-columns-repeated="2" office:value-type="float" office:value="-0.0370201277078609" calcext:value-type="float">
            <text:p>-0,0370201277078609</text:p>
          </table:table-cell>
          <table:table-cell office:value-type="float" office:value="-0.0370201277078562" calcext:value-type="float">
            <text:p>-0,0370201277078562</text:p>
          </table:table-cell>
          <table:table-cell office:value-type="float" office:value="-0.0370201277078609" calcext:value-type="float">
            <text:p>-0,0370201277078609</text:p>
          </table:table-cell>
        </table:table-row>
        <table:table-row table:style-name="ro1">
          <table:table-cell office:value-type="string" calcext:value-type="string">
            <text:p>f71</text:p>
          </table:table-cell>
          <table:table-cell office:value-type="float" office:value="-0.666666666666664" calcext:value-type="float">
            <text:p>-0,666666666666664</text:p>
          </table:table-cell>
          <table:table-cell office:value-type="float" office:value="-0.666666666666668" calcext:value-type="float">
            <text:p>-0,666666666666668</text:p>
          </table:table-cell>
          <table:table-cell office:value-type="float" office:value="-0.666666666666667" calcext:value-type="float">
            <text:p>-0,666666666666667</text:p>
          </table:table-cell>
          <table:table-cell office:value-type="float" office:value="-0.66666666666667" calcext:value-type="float">
            <text:p>-0,66666666666667</text:p>
          </table:table-cell>
          <table:table-cell office:value-type="float" office:value="-0.666666666666667" calcext:value-type="float">
            <text:p>-0,666666666666667</text:p>
          </table:table-cell>
        </table:table-row>
        <table:table-row table:style-name="ro1">
          <table:table-cell office:value-type="string" calcext:value-type="string">
            <text:p>f72</text:p>
          </table:table-cell>
          <table:table-cell table:style-name="ce1" office:value-type="float" office:value="0.00000100000000458067" calcext:value-type="float">
            <text:p>1,00E-06</text:p>
          </table:table-cell>
          <table:table-cell table:style-name="ce1" office:value-type="float" office:value="0.00000099988975996475" calcext:value-type="float">
            <text:p>1,00E-06</text:p>
          </table:table-cell>
          <table:table-cell table:style-name="ce1" office:value-type="float" office:value="0.0000009998898074331" calcext:value-type="float">
            <text:p>1,00E-06</text:p>
          </table:table-cell>
          <table:table-cell table:style-name="ce1" office:value-type="float" office:value="0.00000100000000110413" calcext:value-type="float">
            <text:p>1,00E-06</text:p>
          </table:table-cell>
          <table:table-cell table:style-name="ce1" office:value-type="float" office:value="0.00000100000000458067" calcext:value-type="float">
            <text:p>1,00E-06</text:p>
          </table:table-cell>
        </table:table-row>
        <table:table-row table:style-name="ro1">
          <table:table-cell office:value-type="string" calcext:value-type="string">
            <text:p>f73</text:p>
          </table:table-cell>
          <table:table-cell table:style-name="ce1" office:value-type="float" office:value="0.00000100000000458067" calcext:value-type="float">
            <text:p>1,00E-06</text:p>
          </table:table-cell>
          <table:table-cell table:style-name="ce1" office:value-type="float" office:value="0.00000100003412788822" calcext:value-type="float">
            <text:p>1,00E-06</text:p>
          </table:table-cell>
          <table:table-cell table:style-name="ce1" office:value-type="float" office:value="0.00000100004180309012" calcext:value-type="float">
            <text:p>1,00E-06</text:p>
          </table:table-cell>
          <table:table-cell table:style-name="ce1" office:value-type="float" office:value="0.00000100000000110413" calcext:value-type="float">
            <text:p>1,00E-06</text:p>
          </table:table-cell>
          <table:table-cell table:style-name="ce1" office:value-type="float" office:value="0.00000100000000458067" calcext:value-type="float">
            <text:p>1,00E-06</text:p>
          </table:table-cell>
        </table:table-row>
        <table:table-row table:style-name="ro1">
          <table:table-cell office:value-type="string" calcext:value-type="string">
            <text:p>f74</text:p>
          </table:table-cell>
          <table:table-cell office:value-type="float" office:value="0.333333333333336" calcext:value-type="float">
            <text:p>0,333333333333336</text:p>
          </table:table-cell>
          <table:table-cell office:value-type="float" office:value="0.333333333387534" calcext:value-type="float">
            <text:p>0,333333333387534</text:p>
          </table:table-cell>
          <table:table-cell office:value-type="float" office:value="0.3333333333809" calcext:value-type="float">
            <text:p>0,3333333333809</text:p>
          </table:table-cell>
          <table:table-cell table:number-columns-repeated="2" office:value-type="float" office:value="0.333333333333336" calcext:value-type="float">
            <text:p>0,333333333333336</text:p>
          </table:table-cell>
        </table:table-row>
        <table:table-row table:style-name="ro1">
          <table:table-cell office:value-type="string" calcext:value-type="string">
            <text:p>f75</text:p>
          </table:table-cell>
          <table:table-cell office:value-type="float" office:value="0.333333313465118" calcext:value-type="float">
            <text:p>0,333333313465118</text:p>
          </table:table-cell>
          <table:table-cell office:value-type="float" office:value="0.333333349861514" calcext:value-type="float">
            <text:p>0,333333349861514</text:p>
          </table:table-cell>
          <table:table-cell office:value-type="float" office:value="0.333333340244428" calcext:value-type="float">
            <text:p>0,333333340244428</text:p>
          </table:table-cell>
          <table:table-cell office:value-type="float" office:value="0.333333353713477" calcext:value-type="float">
            <text:p>0,333333353713477</text:p>
          </table:table-cell>
          <table:table-cell office:value-type="float" office:value="0.333333333333336" calcext:value-type="float">
            <text:p>0,333333333333336</text:p>
          </table:table-cell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-0.999998999999995" calcext:value-type="float">
            <text:p>-0,999998999999995</text:p>
          </table:table-cell>
          <table:table-cell table:number-columns-repeated="2" office:value-type="float" office:value="-0.999999000000004" calcext:value-type="float">
            <text:p>-0,999999000000004</text:p>
          </table:table-cell>
          <table:table-cell office:value-type="float" office:value="-0.999999" calcext:value-type="float">
            <text:p>-0,999999</text:p>
          </table:table-cell>
          <table:table-cell office:value-type="float" office:value="-0.999998999999995" calcext:value-type="float">
            <text:p>-0,999998999999995</text:p>
          </table:table-cell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0.0476190476190439" calcext:value-type="float">
            <text:p>0,0476190476190439</text:p>
          </table:table-cell>
          <table:table-cell table:number-columns-repeated="2" office:value-type="float" office:value="0.047619047619053" calcext:value-type="float">
            <text:p>0,047619047619053</text:p>
          </table:table-cell>
          <table:table-cell office:value-type="float" office:value="0.0476190476190442" calcext:value-type="float">
            <text:p>0,0476190476190442</text:p>
          </table:table-cell>
          <table:table-cell office:value-type="float" office:value="0.0476190476190439" calcext:value-type="float">
            <text:p>0,0476190476190439</text:p>
          </table:table-cell>
        </table:table-row>
        <table:table-row table:style-name="ro1">
          <table:table-cell office:value-type="string" calcext:value-type="string">
            <text:p>f78</text:p>
          </table:table-cell>
          <table:table-cell table:style-name="ce1" office:value-type="float" office:value="7.105427357601E-015" calcext:value-type="float">
            <text:p>7,11E-15</text:p>
          </table:table-cell>
          <table:table-cell table:number-columns-repeated="2" table:style-name="ce1" office:value-type="float" office:value="-9.83304752501076E-016" calcext:value-type="float">
            <text:p>-9,83E-16</text:p>
          </table:table-cell>
          <table:table-cell table:style-name="ce1" office:value-type="float" office:value="5.3097037701018E-015" calcext:value-type="float">
            <text:p>5,31E-15</text:p>
          </table:table-cell>
          <table:table-cell table:style-name="ce1" office:value-type="float" office:value="7.105427357601E-015" calcext:value-type="float">
            <text:p>7,11E-15</text:p>
          </table:table-cell>
        </table:table-row>
        <table:table-row table:style-name="ro1">
          <table:table-cell office:value-type="string" calcext:value-type="string">
            <text:p>f79</text:p>
          </table:table-cell>
          <table:table-cell table:style-name="ce1" office:value-type="float" office:value="7.105427357601E-015" calcext:value-type="float">
            <text:p>7,11E-15</text:p>
          </table:table-cell>
          <table:table-cell table:style-name="ce1" office:value-type="float" office:value="2.68322869303061E-016" calcext:value-type="float">
            <text:p>2,68E-16</text:p>
          </table:table-cell>
          <table:table-cell table:style-name="ce1" office:value-type="float" office:value="2.0964981727155E-015" calcext:value-type="float">
            <text:p>2,10E-15</text:p>
          </table:table-cell>
          <table:table-cell table:style-name="ce1" office:value-type="float" office:value="5.00000000000001E-015" calcext:value-type="float">
            <text:p>5,00E-15</text:p>
          </table:table-cell>
          <table:table-cell table:style-name="ce1" office:value-type="float" office:value="2.91317086684748E-019" calcext:value-type="float">
            <text:p>2,91E-19</text:p>
          </table:table-cell>
        </table:table-row>
        <table:table-row table:style-name="ro1">
          <table:table-cell office:value-type="string" calcext:value-type="string">
            <text:p>f80</text:p>
          </table:table-cell>
          <table:table-cell office:value-type="float" office:value="-0.03125853949917" calcext:value-type="float">
            <text:p>-0,03125853949917</text:p>
          </table:table-cell>
          <table:table-cell table:number-columns-repeated="2" office:value-type="float" office:value="-0.0283620213217312" calcext:value-type="float">
            <text:p>-0,0283620213217312</text:p>
          </table:table-cell>
          <table:table-cell office:value-type="float" office:value="-0.0447295436126999" calcext:value-type="float">
            <text:p>-0,0447295436126999</text:p>
          </table:table-cell>
          <table:table-cell office:value-type="float" office:value="-0.0414560401586836" calcext:value-type="float">
            <text:p>-0,0414560401586836</text:p>
          </table:table-cell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-0.999999999999993" calcext:value-type="float">
            <text:p>-0,999999999999993</text:p>
          </table:table-cell>
          <table:table-cell office:value-type="float" office:value="-0.999999999999989" calcext:value-type="float">
            <text:p>-0,999999999999989</text:p>
          </table:table-cell>
          <table:table-cell office:value-type="float" office:value="-1" calcext:value-type="float">
            <text:p>-1</text:p>
          </table:table-cell>
          <table:table-cell office:value-type="float" office:value="-0.999999999999995" calcext:value-type="float">
            <text:p>-0,9999999999999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82</text:p>
          </table:table-cell>
          <table:table-cell office:value-type="float" office:value="0.19851485148515" calcext:value-type="float">
            <text:p>0,1985148514851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9999999999995" calcext:value-type="float">
            <text:p>0,049999999999995</text:p>
          </table:table-cell>
          <table:table-cell office:value-type="float" office:value="0.0499999999999993" calcext:value-type="float">
            <text:p>0,0499999999999993</text:p>
          </table:table-cell>
        </table:table-row>
        <table:table-row table:style-name="ro1">
          <table:table-cell office:value-type="string" calcext:value-type="string">
            <text:p>f83</text:p>
          </table:table-cell>
          <table:table-cell office:value-type="float" office:value="0.19851485148515" calcext:value-type="float">
            <text:p>0,19851485148515</text:p>
          </table:table-cell>
          <table:table-cell office:value-type="float" office:value="0.257920792080402" calcext:value-type="float">
            <text:p>0,257920792080402</text:p>
          </table:table-cell>
          <table:table-cell office:value-type="float" office:value="0.257920792080266" calcext:value-type="float">
            <text:p>0,257920792080266</text:p>
          </table:table-cell>
          <table:table-cell office:value-type="float" office:value="0.000495049504952557" calcext:value-type="float">
            <text:p>0,000495049504952557</text:p>
          </table:table-cell>
          <table:table-cell office:value-type="float" office:value="0.19851485148515" calcext:value-type="float">
            <text:p>0,19851485148515</text:p>
          </table:table-cell>
        </table:table-row>
        <table:table-row table:style-name="ro1">
          <table:table-cell office:value-type="string" calcext:value-type="string">
            <text:p>f84</text:p>
          </table:table-cell>
          <table:table-cell office:value-type="float" office:value="5.00207435582523" calcext:value-type="float">
            <text:p>5,00207435582523</text:p>
          </table:table-cell>
          <table:table-cell office:value-type="float" office:value="3.01250244276146" calcext:value-type="float">
            <text:p>3,01250244276146</text:p>
          </table:table-cell>
          <table:table-cell office:value-type="float" office:value="3.01250244276147" calcext:value-type="float">
            <text:p>3,01250244276147</text:p>
          </table:table-cell>
          <table:table-cell office:value-type="float" office:value="5.00207435582523" calcext:value-type="float">
            <text:p>5,00207435582523</text:p>
          </table:table-cell>
          <table:table-cell office:value-type="float" office:value="3.01250244276147" calcext:value-type="float">
            <text:p>3,01250244276147</text:p>
          </table:table-cell>
        </table:table-row>
        <table:table-row table:style-name="ro1">
          <table:table-cell office:value-type="string" calcext:value-type="string">
            <text:p>f85</text:p>
          </table:table-cell>
          <table:table-cell table:number-columns-repeated="5" office:value-type="float" office:value="-2.20778314488693" calcext:value-type="float">
            <text:p>-2,20778314488693</text:p>
          </table:table-cell>
        </table:table-row>
        <table:table-row table:style-name="ro1">
          <table:table-cell office:value-type="string" calcext:value-type="string">
            <text:p>f86</text:p>
          </table:table-cell>
          <table:table-cell office:value-type="float" office:value="0.302804157270693" calcext:value-type="float">
            <text:p>0,302804157270693</text:p>
          </table:table-cell>
          <table:table-cell office:value-type="float" office:value="0.302804157270696" calcext:value-type="float">
            <text:p>0,302804157270696</text:p>
          </table:table-cell>
          <table:table-cell office:value-type="float" office:value="0.302804157270697" calcext:value-type="float">
            <text:p>0,302804157270697</text:p>
          </table:table-cell>
          <table:table-cell office:value-type="float" office:value="0.302804157270698" calcext:value-type="float">
            <text:p>0,302804157270698</text:p>
          </table:table-cell>
          <table:table-cell office:value-type="float" office:value="0.302804157270697" calcext:value-type="float">
            <text:p>0,302804157270697</text:p>
          </table:table-cell>
        </table:table-row>
        <table:table-row table:style-name="ro1">
          <table:table-cell office:value-type="string" calcext:value-type="string">
            <text:p>f87</text:p>
          </table:table-cell>
          <table:table-cell office:value-type="float" office:value="0.987804878048773" calcext:value-type="float">
            <text:p>0,987804878048773</text:p>
          </table:table-cell>
          <table:table-cell table:number-columns-repeated="2" office:value-type="float" office:value="0.98780487804878" calcext:value-type="float">
            <text:p>0,98780487804878</text:p>
          </table:table-cell>
          <table:table-cell office:value-type="float" office:value="0.987804878048775" calcext:value-type="float">
            <text:p>0,987804878048775</text:p>
          </table:table-cell>
          <table:table-cell office:value-type="float" office:value="0.987804878048781" calcext:value-type="float">
            <text:p>0,987804878048781</text:p>
          </table:table-cell>
        </table:table-row>
        <table:table-row table:style-name="ro1">
          <table:table-cell office:value-type="string" calcext:value-type="string">
            <text:p>f88</text:p>
          </table:table-cell>
          <table:table-cell table:number-columns-repeated="5" office:value-type="float" office:value="0.168362173262537" calcext:value-type="float">
            <text:p>0,168362173262537</text:p>
          </table:table-cell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90</text:p>
          </table:table-cell>
          <table:table-cell office:value-type="float" office:value="0.026372695414425" calcext:value-type="float">
            <text:p>0,026372695414425</text:p>
          </table:table-cell>
          <table:table-cell table:number-columns-repeated="2" office:value-type="float" office:value="1.14759628853459" calcext:value-type="float">
            <text:p>1,14759628853459</text:p>
          </table:table-cell>
          <table:table-cell office:value-type="float" office:value="0.0263726954144254" calcext:value-type="float">
            <text:p>0,0263726954144254</text:p>
          </table:table-cell>
          <table:table-cell office:value-type="float" office:value="0.02637269541443" calcext:value-type="float">
            <text:p>0,02637269541443</text:p>
          </table:table-cell>
        </table:table-row>
        <table:table-row table:style-name="ro1">
          <table:table-cell office:value-type="string" calcext:value-type="string">
            <text:p>f91</text:p>
          </table:table-cell>
          <table:table-cell table:number-columns-repeated="3" office:value-type="float" office:value="0.353913733550918" calcext:value-type="float">
            <text:p>0,353913733550918</text:p>
          </table:table-cell>
          <table:table-cell office:value-type="float" office:value="0.120778011811921" calcext:value-type="float">
            <text:p>0,120778011811921</text:p>
          </table:table-cell>
          <table:table-cell office:value-type="float" office:value="0.120778011811926" calcext:value-type="float">
            <text:p>0,1207780118119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unction val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bisect</text:p>
          </table:table-cell>
          <table:table-cell office:value-type="string" calcext:value-type="string">
            <text:p>brentq</text:p>
          </table:table-cell>
          <table:table-cell office:value-type="string" calcext:value-type="string">
            <text:p>brenth</text:p>
          </table:table-cell>
          <table:table-cell office:value-type="string" calcext:value-type="string">
            <text:p>ridder</text:p>
          </table:table-cell>
          <table:table-cell office:value-type="string" calcext:value-type="string">
            <text:p>modAB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table:style-name="ce1" office:value-type="float" office:value="-4.67681449123347E-015" calcext:value-type="float">
            <text:p>-4,68E-15</text:p>
          </table:table-cell>
          <table:table-cell table:style-name="ce1" office:value-type="float" office:value="-9.71445146547012E-017" calcext:value-type="float">
            <text:p>-9,71E-17</text:p>
          </table:table-cell>
          <table:table-cell table:style-name="ce1" office:value-type="float" office:value="-1.11022302462516E-015" calcext:value-type="float">
            <text:p>-1,11E-15</text:p>
          </table:table-cell>
          <table:table-cell table:style-name="ce1" office:value-type="float" office:value="3.81639164714898E-015" calcext:value-type="float">
            <text:p>3,82E-15</text:p>
          </table:table-cell>
          <table:table-cell table:style-name="ce1" office:value-type="float" office:value="-1.38777878078145E-017" calcext:value-type="float">
            <text:p>-1,39E-17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table:style-name="ce1" office:value-type="float" office:value="0.0000000000000657252" calcext:value-type="float">
            <text:p>6,57E-14</text:p>
          </table:table-cell>
          <table:table-cell table:number-columns-repeated="2" table:style-name="ce1" office:value-type="float" office:value="4.44089209850063E-016" calcext:value-type="float">
            <text:p>4,44E-16</text:p>
          </table:table-cell>
          <table:table-cell table:style-name="ce1" office:value-type="float" office:value="0.00000000000007172041" calcext:value-type="float">
            <text:p>7,17E-14</text:p>
          </table:table-cell>
          <table:table-cell table:style-name="ce1" office:value-type="float" office:value="4.44089209850063E-016" calcext:value-type="float">
            <text:p>4,44E-16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table:style-name="ce1" office:value-type="float" office:value="0.00000000000001065814" calcext:value-type="float">
            <text:p>1,07E-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table:style-name="ce1" office:value-type="float" office:value="0.00000000000006394885" calcext:value-type="float">
            <text:p>6,39E-14</text:p>
          </table:table-cell>
          <table:table-cell table:style-name="ce1" office:value-type="float" office:value="3.5527136788005E-015" calcext:value-type="float">
            <text:p>3,55E-15</text:p>
          </table:table-cell>
          <table:table-cell table:style-name="ce1" office:value-type="float" office:value="-8.88178419700125E-016" calcext:value-type="float">
            <text:p>-8,88E-16</text:p>
          </table:table-cell>
          <table:table-cell table:style-name="ce1" office:value-type="float" office:value="0.0000000000000577316" calcext:value-type="float">
            <text:p>5,77E-14</text:p>
          </table:table-cell>
          <table:table-cell table:style-name="ce1" office:value-type="float" office:value="-8.88178419700125E-016" calcext:value-type="float">
            <text:p>-8,88E-16</text:p>
          </table:table-cell>
        </table:table-row>
        <table:table-row table:style-name="ro1">
          <table:table-cell office:value-type="string" calcext:value-type="string">
            <text:p>f06</text:p>
          </table:table-cell>
          <table:table-cell table:style-name="ce1" office:value-type="float" office:value="0.00000000000001576517" calcext:value-type="float">
            <text:p>1,58E-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table:style-name="ce1" office:value-type="float" office:value="0.00000000000006128431" calcext:value-type="float">
            <text:p>6,13E-14</text:p>
          </table:table-cell>
          <table:table-cell table:number-columns-repeated="2" table:style-name="ce1" office:value-type="float" office:value="2.22044604925031E-016" calcext:value-type="float">
            <text:p>2,22E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table:style-name="ce1" office:value-type="float" office:value="-0.00000000000011946" calcext:value-type="float">
            <text:p>-1,19E-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table:style-name="ce1" office:value-type="float" office:value="-0.00000000000005223599" calcext:value-type="float">
            <text:p>-5,22E-14</text:p>
          </table:table-cell>
          <table:table-cell table:number-columns-repeated="2" table:style-name="ce1" office:value-type="float" office:value="8.32667268468867E-017" calcext:value-type="float">
            <text:p>8,33E-17</text:p>
          </table:table-cell>
          <table:table-cell table:style-name="ce1" office:value-type="float" office:value="0.00000000000003030909" calcext:value-type="float">
            <text:p>3,03E-14</text:p>
          </table:table-cell>
          <table:table-cell table:style-name="ce1" office:value-type="float" office:value="-2.77555756156289E-017" calcext:value-type="float">
            <text:p>-2,78E-17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table:style-name="ce1" office:value-type="float" office:value="-0.00000000000012223556" calcext:value-type="float">
            <text:p>-1,22E-13</text:p>
          </table:table-cell>
          <table:table-cell table:style-name="ce1" office:value-type="float" office:value="5.55111512312578E-017" calcext:value-type="float">
            <text:p>5,55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table:style-name="ce1" office:value-type="float" office:value="-0.00000000000025796032" calcext:value-type="float">
            <text:p>-2,58E-13</text:p>
          </table:table-cell>
          <table:table-cell table:style-name="ce1" office:value-type="float" office:value="8.3544282603043E-015" calcext:value-type="float">
            <text:p>8,35E-15</text:p>
          </table:table-cell>
          <table:table-cell table:style-name="ce1" office:value-type="float" office:value="2.1094237467878E-015" calcext:value-type="float">
            <text:p>2,11E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table:style-name="ce1" office:value-type="float" office:value="-6.88338275267597E-015" calcext:value-type="float">
            <text:p>-6,88E-15</text:p>
          </table:table-cell>
          <table:table-cell table:style-name="ce1" office:value-type="float" office:value="2.08166817117217E-016" calcext:value-type="float">
            <text:p>2,08E-16</text:p>
          </table:table-cell>
          <table:table-cell table:style-name="ce1" office:value-type="float" office:value="-6.93889390390723E-017" calcext:value-type="float">
            <text:p>-6,94E-17</text:p>
          </table:table-cell>
          <table:table-cell table:style-name="ce1" office:value-type="float" office:value="8.13238365537927E-015" calcext:value-type="float">
            <text:p>8,13E-15</text:p>
          </table:table-cell>
          <table:table-cell table:style-name="ce1" office:value-type="float" office:value="-6.93889390390723E-017" calcext:value-type="float">
            <text:p>-6,94E-17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table:style-name="ce1" office:value-type="float" office:value="9.0205620750794E-016" calcext:value-type="float">
            <text:p>9,02E-16</text:p>
          </table:table-cell>
          <table:table-cell table:number-columns-repeated="2" table:style-name="ce1" office:value-type="float" office:value="3.46944695195361E-017" calcext:value-type="float">
            <text:p>3,47E-17</text:p>
          </table:table-cell>
          <table:table-cell table:style-name="ce1" office:value-type="float" office:value="-6.53643805748061E-015" calcext:value-type="float">
            <text:p>-6,54E-15</text:p>
          </table:table-cell>
          <table:table-cell table:style-name="ce1" office:value-type="float" office:value="-8.32667268468867E-017" calcext:value-type="float">
            <text:p>-8,33E-17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table:style-name="ce1" office:value-type="float" office:value="2.40432673770385E-015" calcext:value-type="float">
            <text:p>2,40E-15</text:p>
          </table:table-cell>
          <table:table-cell table:style-name="ce1" office:value-type="float" office:value="6.93889390390723E-018" calcext:value-type="float">
            <text:p>6,94E-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4.9960036108132E-015" calcext:value-type="float">
            <text:p>-5,00E-15</text:p>
          </table:table-cell>
          <table:table-cell table:style-name="ce1" office:value-type="float" office:value="1.73472347597681E-017" calcext:value-type="float">
            <text:p>1,73E-17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table:style-name="ce1" office:value-type="float" office:value="0.00000000000103461684" calcext:value-type="float">
            <text:p>1,03E-12</text:p>
          </table:table-cell>
          <table:table-cell table:style-name="ce1" office:value-type="float" office:value="-1.11022302462516E-016" calcext:value-type="float">
            <text:p>-1,11E-16</text:p>
          </table:table-cell>
          <table:table-cell table:style-name="ce1" office:value-type="float" office:value="-3.33066907387547E-016" calcext:value-type="float">
            <text:p>-3,33E-16</text:p>
          </table:table-cell>
          <table:table-cell table:style-name="ce1" office:value-type="float" office:value="-0.0000000000013798962" calcext:value-type="float">
            <text:p>-1,38E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table:style-name="ce1" office:value-type="float" office:value="-0.00000000001472488798" calcext:value-type="float">
            <text:p>-1,47E-11</text:p>
          </table:table-cell>
          <table:table-cell table:number-columns-repeated="2" table:style-name="ce1" office:value-type="float" office:value="1.66533453693773E-015" calcext:value-type="float">
            <text:p>1,67E-15</text:p>
          </table:table-cell>
          <table:table-cell table:style-name="ce1" office:value-type="float" office:value="0.00000000003300659746" calcext:value-type="float">
            <text:p>3,30E-11</text:p>
          </table:table-cell>
          <table:table-cell table:style-name="ce1" office:value-type="float" office:value="1.11022302462516E-016" calcext:value-type="float">
            <text:p>1,11E-16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table:style-name="ce1" office:value-type="float" office:value="0.00000000026843982592" calcext:value-type="float">
            <text:p>2,68E-10</text:p>
          </table:table-cell>
          <table:table-cell table:number-columns-repeated="2" table:style-name="ce1" office:value-type="float" office:value="-2.22044604925031E-016" calcext:value-type="float">
            <text:p>-2,22E-16</text:p>
          </table:table-cell>
          <table:table-cell table:style-name="ce1" office:value-type="float" office:value="0.00000000065201011257" calcext:value-type="float">
            <text:p>6,52E-10</text:p>
          </table:table-cell>
          <table:table-cell table:style-name="ce1" office:value-type="float" office:value="2.22044604925031E-016" calcext:value-type="float">
            <text:p>2,22E-16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table:style-name="ce1" office:value-type="float" office:value="3.28209681654812E-015" calcext:value-type="float">
            <text:p>3,28E-15</text:p>
          </table:table-cell>
          <table:table-cell table:style-name="ce1" office:value-type="float" office:value="6.93889390390723E-018" calcext:value-type="float">
            <text:p>6,94E-18</text:p>
          </table:table-cell>
          <table:table-cell table:style-name="ce1" office:value-type="float" office:value="-5.55111512312578E-017" calcext:value-type="float">
            <text:p>-5,55E-17</text:p>
          </table:table-cell>
          <table:table-cell table:style-name="ce1" office:value-type="float" office:value="3.21964677141295E-015" calcext:value-type="float">
            <text:p>3,22E-15</text:p>
          </table:table-cell>
          <table:table-cell table:style-name="ce1" office:value-type="float" office:value="6.93889390390723E-018" calcext:value-type="float">
            <text:p>6,94E-18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table:style-name="ce1" office:value-type="float" office:value="-3.67761376907083E-016" calcext:value-type="float">
            <text:p>-3,68E-16</text:p>
          </table:table-cell>
          <table:table-cell table:style-name="ce1" office:value-type="float" office:value="-1.52655665885959E-016" calcext:value-type="float">
            <text:p>-1,53E-16</text:p>
          </table:table-cell>
          <table:table-cell table:style-name="ce1" office:value-type="float" office:value="3.46944695195361E-018" calcext:value-type="float">
            <text:p>3,47E-18</text:p>
          </table:table-cell>
          <table:table-cell table:style-name="ce1" office:value-type="float" office:value="-3.32199545649559E-016" calcext:value-type="float">
            <text:p>-3,32E-16</text:p>
          </table:table-cell>
          <table:table-cell table:style-name="ce1" office:value-type="float" office:value="-3.46944695195361E-018" calcext:value-type="float">
            <text:p>-3,47E-18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table:style-name="ce1" office:value-type="float" office:value="-3.47283508374263E-019" calcext:value-type="float">
            <text:p>-3,47E-19</text:p>
          </table:table-cell>
          <table:table-cell table:style-name="ce1" office:value-type="float" office:value="1.94817577868489E-020" calcext:value-type="float">
            <text:p>1,95E-20</text:p>
          </table:table-cell>
          <table:table-cell table:style-name="ce1" office:value-type="float" office:value="-2.45639554703747E-020" calcext:value-type="float">
            <text:p>-2,46E-20</text:p>
          </table:table-cell>
          <table:table-cell table:style-name="ce1" office:value-type="float" office:value="1.67204303787999E-018" calcext:value-type="float">
            <text:p>1,67E-18</text:p>
          </table:table-cell>
          <table:table-cell table:style-name="ce1" office:value-type="float" office:value="1.94817577868489E-020" calcext:value-type="float">
            <text:p>1,95E-20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table:style-name="ce1" office:value-type="float" office:value="-4.44089209850063E-015" calcext:value-type="float">
            <text:p>-4,44E-15</text:p>
          </table:table-cell>
          <table:table-cell table:style-name="ce1" office:value-type="float" office:value="-2.77555756156289E-017" calcext:value-type="float">
            <text:p>-2,78E-17</text:p>
          </table:table-cell>
          <table:table-cell table:style-name="ce1" office:value-type="float" office:value="-6.10622663543836E-016" calcext:value-type="float">
            <text:p>-6,11E-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2.77555756156289E-017" calcext:value-type="float">
            <text:p>-2,78E-17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table:style-name="ce1" office:value-type="float" office:value="2.1094237467878E-015" calcext:value-type="float">
            <text:p>2,11E-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table:style-name="ce1" office:value-type="float" office:value="-4.88498130835069E-015" calcext:value-type="float">
            <text:p>-4,88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.10702591327572E-015" calcext:value-type="float">
            <text:p>5,11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table:style-name="ce1" office:value-type="float" office:value="-4.72938231709625E-044" calcext:value-type="float">
            <text:p>-4,73E-44</text:p>
          </table:table-cell>
          <table:table-cell table:style-name="ce1" office:value-type="float" office:value="-2.52271763703809E-030" calcext:value-type="float">
            <text:p>-2,52E-30</text:p>
          </table:table-cell>
          <table:table-cell table:style-name="ce1" office:value-type="float" office:value="-1.71437056754078E-030" calcext:value-type="float">
            <text:p>-1,71E-30</text:p>
          </table:table-cell>
          <table:table-cell table:style-name="ce1" office:value-type="float" office:value="6.00806716579266E-043" calcext:value-type="float">
            <text:p>6,01E-43</text:p>
          </table:table-cell>
          <table:table-cell table:style-name="ce1" office:value-type="float" office:value="-1.12103877145985E-043" calcext:value-type="float">
            <text:p>-1,12E-43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table:style-name="ce1" office:value-type="float" office:value="-5.81852408002965E-075" calcext:value-type="float">
            <text:p>-5,82E-75</text:p>
          </table:table-cell>
          <table:table-cell table:style-name="ce1" office:value-type="float" office:value="-2.67096653730842E-058" calcext:value-type="float">
            <text:p>-2,67E-58</text:p>
          </table:table-cell>
          <table:table-cell table:style-name="ce1" office:value-type="float" office:value="5.91287172722056E-059" calcext:value-type="float">
            <text:p>5,91E-59</text:p>
          </table:table-cell>
          <table:table-cell table:style-name="ce1" office:value-type="float" office:value="2.39445435392167E-072" calcext:value-type="float">
            <text:p>2,39E-72</text:p>
          </table:table-cell>
          <table:table-cell table:style-name="ce1" office:value-type="float" office:value="-2.45192125841579E-074" calcext:value-type="float">
            <text:p>-2,45E-74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table:style-name="ce1" office:value-type="float" office:value="-1.5134023414708E-043" calcext:value-type="float">
            <text:p>-1,51E-43</text:p>
          </table:table-cell>
          <table:table-cell table:style-name="ce1" office:value-type="float" office:value="9.83535721496565E-032" calcext:value-type="float">
            <text:p>9,84E-32</text:p>
          </table:table-cell>
          <table:table-cell table:style-name="ce1" office:value-type="float" office:value="6.53399286110769E-032" calcext:value-type="float">
            <text:p>6,53E-32</text:p>
          </table:table-cell>
          <table:table-cell table:style-name="ce1" office:value-type="float" office:value="-3.75504197862041E-045" calcext:value-type="float">
            <text:p>-3,76E-45</text:p>
          </table:table-cell>
          <table:table-cell table:style-name="ce1" office:value-type="float" office:value="-1.5134023414708E-043" calcext:value-type="float">
            <text:p>-1,51E-43</text:p>
          </table:table-cell>
        </table:table-row>
        <table:table-row table:style-name="ro1">
          <table:table-cell office:value-type="string" calcext:value-type="string">
            <text:p>f27</text:p>
          </table:table-cell>
          <table:table-cell table:number-columns-repeated="5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table:style-name="ce1" office:value-type="float" office:value="-2.36469115854813E-042" calcext:value-type="float">
            <text:p>-2,36E-42</text:p>
          </table:table-cell>
          <table:table-cell table:style-name="ce1" office:value-type="float" office:value="-1.26501068267088E-032" calcext:value-type="float">
            <text:p>-1,27E-32</text:p>
          </table:table-cell>
          <table:table-cell table:style-name="ce1" office:value-type="float" office:value="-9.0292434256399E-033" calcext:value-type="float">
            <text:p>-9,03E-33</text:p>
          </table:table-cell>
          <table:table-cell table:style-name="ce1" office:value-type="float" office:value="5.60519385729927E-045" calcext:value-type="float">
            <text:p>5,61E-45</text:p>
          </table:table-cell>
          <table:table-cell table:style-name="ce1" office:value-type="float" office:value="-1.8917529268385E-044" calcext:value-type="float">
            <text:p>-1,89E-44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table:style-name="ce1" office:value-type="float" office:value="-0.00000000000209965378" calcext:value-type="float">
            <text:p>-2,10E-12</text:p>
          </table:table-cell>
          <table:table-cell table:number-columns-repeated="2" table:style-name="ce1" office:value-type="float" office:value="0.00000000000011723955" calcext:value-type="float">
            <text:p>1,17E-13</text:p>
          </table:table-cell>
          <table:table-cell table:style-name="ce1" office:value-type="float" office:value="-0.00000000000181543669" calcext:value-type="float">
            <text:p>-1,82E-12</text:p>
          </table:table-cell>
          <table:table-cell table:style-name="ce1" office:value-type="float" office:value="-0.00000000000015276669" calcext:value-type="float">
            <text:p>-1,53E-13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table:style-name="ce1" office:value-type="float" office:value="-0.00000000000003863576" calcext:value-type="float">
            <text:p>-3,86E-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table:style-name="ce1" office:value-type="float" office:value="-0.00000000000007283063" calcext:value-type="float">
            <text:p>-7,28E-14</text:p>
          </table:table-cell>
          <table:table-cell table:style-name="ce1" office:value-type="float" office:value="-1.77635683940025E-015" calcext:value-type="float">
            <text:p>-1,78E-15</text:p>
          </table:table-cell>
          <table:table-cell table:style-name="ce1" office:value-type="float" office:value="0.00000000000001376677" calcext:value-type="float">
            <text:p>1,38E-14</text:p>
          </table:table-cell>
          <table:table-cell table:style-name="ce1" office:value-type="float" office:value="0.00000000000009281464" calcext:value-type="float">
            <text:p>9,28E-14</text:p>
          </table:table-cell>
          <table:table-cell table:style-name="ce1" office:value-type="float" office:value="-1.77635683940025E-015" calcext:value-type="float">
            <text:p>-1,78E-15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table:style-name="ce1" office:value-type="float" office:value="4.77395900588817E-015" calcext:value-type="float">
            <text:p>4,77E-15</text:p>
          </table:table-cell>
          <table:table-cell table:number-columns-repeated="2" table:style-name="ce1" office:value-type="float" office:value="1.11022302462516E-016" calcext:value-type="float">
            <text:p>1,11E-16</text:p>
          </table:table-cell>
          <table:table-cell table:style-name="ce1" office:value-type="float" office:value="-0.00000000000001632028" calcext:value-type="float">
            <text:p>-1,63E-14</text:p>
          </table:table-cell>
          <table:table-cell table:style-name="ce1" office:value-type="float" office:value="1.11022302462516E-016" calcext:value-type="float">
            <text:p>1,11E-16</text:p>
          </table:table-cell>
        </table:table-row>
        <table:table-row table:style-name="ro1">
          <table:table-cell office:value-type="string" calcext:value-type="string">
            <text:p>f34</text:p>
          </table:table-cell>
          <table:table-cell table:style-name="ce1" office:value-type="float" office:value="-0.00000000000001232348" calcext:value-type="float">
            <text:p>-1,23E-14</text:p>
          </table:table-cell>
          <table:table-cell table:style-name="ce1" office:value-type="float" office:value="1.11022302462516E-016" calcext:value-type="float">
            <text:p>1,11E-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.43769498715119E-015" calcext:value-type="float">
            <text:p>8,44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5</text:p>
          </table:table-cell>
          <table:table-cell table:style-name="ce1" office:value-type="float" office:value="-0.00000000000004270195" calcext:value-type="float">
            <text:p>-4,27E-14</text:p>
          </table:table-cell>
          <table:table-cell table:number-columns-repeated="2" table:style-name="ce1" office:value-type="float" office:value="4.16333634234434E-017" calcext:value-type="float">
            <text:p>4,16E-17</text:p>
          </table:table-cell>
          <table:table-cell table:style-name="ce1" office:value-type="float" office:value="-0.00000000000002660372" calcext:value-type="float">
            <text:p>-2,66E-14</text:p>
          </table:table-cell>
          <table:table-cell table:style-name="ce1" office:value-type="float" office:value="4.16333634234434E-017" calcext:value-type="float">
            <text:p>4,16E-17</text:p>
          </table:table-cell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-0.00124553173889237" calcext:value-type="float">
            <text:p>-0,00124553173889237</text:p>
          </table:table-cell>
          <table:table-cell table:number-columns-repeated="2" office:value-type="float" office:value="0.00104078394202683" calcext:value-type="float">
            <text:p>0,00104078394202683</text:p>
          </table:table-cell>
          <table:table-cell office:value-type="float" office:value="0.00105905446406025" calcext:value-type="float">
            <text:p>0,00105905446406025</text:p>
          </table:table-cell>
          <table:table-cell office:value-type="float" office:value="0.00188259961982331" calcext:value-type="float">
            <text:p>0,00188259961982331</text:p>
          </table:table-cell>
        </table:table-row>
        <table:table-row table:style-name="ro1">
          <table:table-cell office:value-type="string" calcext:value-type="string">
            <text:p>f37</text:p>
          </table:table-cell>
          <table:table-cell table:style-name="ce1" office:value-type="float" office:value="2.55351295663786E-018" calcext:value-type="float">
            <text:p>2,55E-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-0.001" calcext:value-type="float">
            <text:p>-0,001</text:p>
          </table:table-cell>
          <table:table-cell office:value-type="float" office:value="0.999" calcext:value-type="float">
            <text:p>0,999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333599972397814" calcext:value-type="float">
            <text:p>333599972397814</text:p>
          </table:table-cell>
          <table:table-cell table:number-columns-repeated="2" office:value-type="float" office:value="-264917625139441" calcext:value-type="float">
            <text:p>-264917625139441</text:p>
          </table:table-cell>
          <table:table-cell office:value-type="float" office:value="264917625139441" calcext:value-type="float">
            <text:p>264917625139441</text:p>
          </table:table-cell>
          <table:table-cell office:value-type="float" office:value="-42287320444793.4" calcext:value-type="float">
            <text:p>-42287320444793,4</text:p>
          </table:table-cell>
        </table:table-row>
        <table:table-row table:style-name="ro1">
          <table:table-cell office:value-type="string" calcext:value-type="string">
            <text:p>f41</text:p>
          </table:table-cell>
          <table:table-cell table:style-name="ce1" office:value-type="float" office:value="0.00000000000002475797" calcext:value-type="float">
            <text:p>2,48E-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2</text:p>
          </table:table-cell>
          <table:table-cell table:style-name="ce1" office:value-type="float" office:value="0.00000000000002930989" calcext:value-type="float">
            <text:p>2,93E-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0000000024869" calcext:value-type="float">
            <text:p>2,49E-14</text:p>
          </table:table-cell>
          <table:table-cell table:style-name="ce1" office:value-type="float" office:value="-2.66453525910038E-015" calcext:value-type="float">
            <text:p>-2,66E-15</text:p>
          </table:table-cell>
          <table:table-cell table:style-name="ce1" office:value-type="float" office:value="-1.33226762955019E-015" calcext:value-type="float">
            <text:p>-1,33E-15</text:p>
          </table:table-cell>
        </table:table-row>
        <table:table-row table:style-name="ro1">
          <table:table-cell office:value-type="string" calcext:value-type="string">
            <text:p>f43</text:p>
          </table:table-cell>
          <table:table-cell table:style-name="ce1" office:value-type="float" office:value="1.5134023414708E-043" calcext:value-type="float">
            <text:p>1,51E-43</text:p>
          </table:table-cell>
          <table:table-cell table:style-name="ce1" office:value-type="float" office:value="-3.81068453020973E-036" calcext:value-type="float">
            <text:p>-3,81E-36</text:p>
          </table:table-cell>
          <table:table-cell table:style-name="ce1" office:value-type="float" office:value="-3.25933829091306E-036" calcext:value-type="float">
            <text:p>-3,26E-36</text:p>
          </table:table-cell>
          <table:table-cell table:style-name="ce1" office:value-type="float" office:value="-9.58053182348883E-045" calcext:value-type="float">
            <text:p>-9,58E-45</text:p>
          </table:table-cell>
          <table:table-cell table:style-name="ce1" office:value-type="float" office:value="1.5134023414708E-043" calcext:value-type="float">
            <text:p>1,51E-43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table:style-name="ce1" office:value-type="float" office:value="4.29791018780252E-072" calcext:value-type="float">
            <text:p>4,30E-72</text:p>
          </table:table-cell>
          <table:table-cell table:style-name="ce1" office:value-type="float" office:value="-5.63914336139681E-057" calcext:value-type="float">
            <text:p>-5,64E-57</text:p>
          </table:table-cell>
          <table:table-cell table:style-name="ce1" office:value-type="float" office:value="-6.05694983393577E-056" calcext:value-type="float">
            <text:p>-6,06E-56</text:p>
          </table:table-cell>
          <table:table-cell table:style-name="ce1" office:value-type="float" office:value="1.3177757325786E-072" calcext:value-type="float">
            <text:p>1,32E-72</text:p>
          </table:table-cell>
          <table:table-cell table:style-name="ce1" office:value-type="float" office:value="4.29791018780252E-072" calcext:value-type="float">
            <text:p>4,30E-72</text:p>
          </table:table-cell>
        </table:table-row>
        <table:table-row table:style-name="ro1">
          <table:table-cell office:value-type="string" calcext:value-type="string">
            <text:p>f45</text:p>
          </table:table-cell>
          <table:table-cell table:style-name="ce1" office:value-type="float" office:value="1.22056319567106E-100" calcext:value-type="float">
            <text:p>1,22E-100</text:p>
          </table:table-cell>
          <table:table-cell table:style-name="ce1" office:value-type="float" office:value="1.20813174907942E-074" calcext:value-type="float">
            <text:p>1,21E-74</text:p>
          </table:table-cell>
          <table:table-cell table:style-name="ce1" office:value-type="float" office:value="7.04840373827664E-075" calcext:value-type="float">
            <text:p>7,05E-75</text:p>
          </table:table-cell>
          <table:table-cell table:style-name="ce1" office:value-type="float" office:value="-5.93899092245569E-101" calcext:value-type="float">
            <text:p>-5,94E-101</text:p>
          </table:table-cell>
          <table:table-cell table:style-name="ce1" office:value-type="float" office:value="1.22056319567106E-100" calcext:value-type="float">
            <text:p>1,22E-100</text:p>
          </table:table-cell>
        </table:table-row>
        <table:table-row table:style-name="ro1">
          <table:table-cell office:value-type="string" calcext:value-type="string">
            <text:p>f46</text:p>
          </table:table-cell>
          <table:table-cell table:style-name="ce1" office:value-type="float" office:value="0.00000000171055441079" calcext:value-type="float">
            <text:p>1,71E-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7</text:p>
          </table:table-cell>
          <table:table-cell table:style-name="ce1" office:value-type="float" office:value="0.00000000000408140188" calcext:value-type="float">
            <text:p>4,08E-12</text:p>
          </table:table-cell>
          <table:table-cell table:style-name="ce1" office:value-type="float" office:value="-6.66133814775094E-016" calcext:value-type="float">
            <text:p>-6,66E-16</text:p>
          </table:table-cell>
          <table:table-cell table:style-name="ce1" office:value-type="float" office:value="-0.00000000000184097182" calcext:value-type="float">
            <text:p>-1,84E-12</text:p>
          </table:table-cell>
          <table:table-cell table:style-name="ce1" office:value-type="float" office:value="0.00000000000095856656" calcext:value-type="float">
            <text:p>9,59E-13</text:p>
          </table:table-cell>
          <table:table-cell table:style-name="ce1" office:value-type="float" office:value="1.11022302462516E-015" calcext:value-type="float">
            <text:p>1,11E-15</text:p>
          </table:table-cell>
        </table:table-row>
        <table:table-row table:style-name="ro1">
          <table:table-cell office:value-type="string" calcext:value-type="string">
            <text:p>f48</text:p>
          </table:table-cell>
          <table:table-cell table:style-name="ce1" office:value-type="float" office:value="0.00000000003970090923" calcext:value-type="float">
            <text:p>3,97E-11</text:p>
          </table:table-cell>
          <table:table-cell table:style-name="ce1" office:value-type="float" office:value="-0.00000000000032041036" calcext:value-type="float">
            <text:p>-3,20E-13</text:p>
          </table:table-cell>
          <table:table-cell table:style-name="ce1" office:value-type="float" office:value="-0.00000000000005040413" calcext:value-type="float">
            <text:p>-5,04E-14</text:p>
          </table:table-cell>
          <table:table-cell table:style-name="ce1" office:value-type="float" office:value="-0.00000000005875189224" calcext:value-type="float">
            <text:p>-5,88E-11</text:p>
          </table:table-cell>
          <table:table-cell table:style-name="ce1" office:value-type="float" office:value="2.88657986402541E-015" calcext:value-type="float">
            <text:p>2,89E-15</text:p>
          </table:table-cell>
        </table:table-row>
        <table:table-row table:style-name="ro1">
          <table:table-cell office:value-type="string" calcext:value-type="string">
            <text:p>f49</text:p>
          </table:table-cell>
          <table:table-cell table:style-name="ce1" office:value-type="float" office:value="0.00000000000001021405" calcext:value-type="float">
            <text:p>1,02E-14</text:p>
          </table:table-cell>
          <table:table-cell table:style-name="ce1" office:value-type="float" office:value="-1.11022302462516E-016" calcext:value-type="float">
            <text:p>-1,11E-16</text:p>
          </table:table-cell>
          <table:table-cell table:style-name="ce1" office:value-type="float" office:value="2.22044604925031E-016" calcext:value-type="float">
            <text:p>2,22E-16</text:p>
          </table:table-cell>
          <table:table-cell table:style-name="ce1" office:value-type="float" office:value="8.43769498715119E-015" calcext:value-type="float">
            <text:p>8,44E-15</text:p>
          </table:table-cell>
          <table:table-cell table:style-name="ce1" office:value-type="float" office:value="-1.11022302462516E-016" calcext:value-type="float">
            <text:p>-1,11E-16</text:p>
          </table:table-cell>
        </table:table-row>
        <table:table-row table:style-name="ro1">
          <table:table-cell office:value-type="string" calcext:value-type="string">
            <text:p>f50</text:p>
          </table:table-cell>
          <table:table-cell table:style-name="ce1" office:value-type="float" office:value="-0.00000000000005506706" calcext:value-type="float">
            <text:p>-5,51E-14</text:p>
          </table:table-cell>
          <table:table-cell table:style-name="ce1" office:value-type="float" office:value="3.99680288865056E-015" calcext:value-type="float">
            <text:p>4,00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table:style-name="ce1" office:value-type="float" office:value="6.21724893790086E-015" calcext:value-type="float">
            <text:p>6,22E-15</text:p>
          </table:table-cell>
          <table:table-cell table:style-name="ce1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.32907051820074E-015" calcext:value-type="float">
            <text:p>5,33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2</text:p>
          </table:table-cell>
          <table:table-cell table:style-name="ce1" office:value-type="float" office:value="0.00000000000005651035" calcext:value-type="float">
            <text:p>5,65E-14</text:p>
          </table:table-cell>
          <table:table-cell table:number-columns-repeated="2" table:style-name="ce1" office:value-type="float" office:value="9.99200722162641E-016" calcext:value-type="float">
            <text:p>9,99E-16</text:p>
          </table:table-cell>
          <table:table-cell table:style-name="ce1" office:value-type="float" office:value="0.00000000000005428991" calcext:value-type="float">
            <text:p>5,43E-14</text:p>
          </table:table-cell>
          <table:table-cell table:style-name="ce1" office:value-type="float" office:value="-1.11022302462516E-015" calcext:value-type="float">
            <text:p>-1,11E-15</text:p>
          </table:table-cell>
        </table:table-row>
        <table:table-row table:style-name="ro1">
          <table:table-cell office:value-type="string" calcext:value-type="string">
            <text:p>f53</text:p>
          </table:table-cell>
          <table:table-cell table:style-name="ce1" office:value-type="float" office:value="-7.54951656745106E-015" calcext:value-type="float">
            <text:p>-7,55E-15</text:p>
          </table:table-cell>
          <table:table-cell table:number-columns-repeated="2" table:style-name="ce1" office:value-type="float" office:value="-2.22044604925031E-016" calcext:value-type="float">
            <text:p>-2,22E-16</text:p>
          </table:table-cell>
          <table:table-cell table:style-name="ce1" office:value-type="float" office:value="6.88338275267597E-015" calcext:value-type="float">
            <text:p>6,88E-15</text:p>
          </table:table-cell>
          <table:table-cell table:style-name="ce1" office:value-type="float" office:value="4.44089209850063E-016" calcext:value-type="float">
            <text:p>4,44E-16</text:p>
          </table:table-cell>
        </table:table-row>
        <table:table-row table:style-name="ro1">
          <table:table-cell office:value-type="string" calcext:value-type="string">
            <text:p>f54</text:p>
          </table:table-cell>
          <table:table-cell table:style-name="ce1" office:value-type="float" office:value="1.33226762955019E-015" calcext:value-type="float">
            <text:p>1,33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.99360577730113E-015" calcext:value-type="float">
            <text:p>7,99E-15</text:p>
          </table:table-cell>
          <table:table-cell table:style-name="ce1" office:value-type="float" office:value="-1.11022302462516E-016" calcext:value-type="float">
            <text:p>-1,11E-16</text:p>
          </table:table-cell>
        </table:table-row>
        <table:table-row table:style-name="ro1">
          <table:table-cell office:value-type="string" calcext:value-type="string">
            <text:p>f55</text:p>
          </table:table-cell>
          <table:table-cell table:style-name="ce1" office:value-type="float" office:value="-1.30697032279927E-015" calcext:value-type="float">
            <text:p>-1,31E-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6</text:p>
          </table:table-cell>
          <table:table-cell table:style-name="ce1" office:value-type="float" office:value="0.00000000000001065814" calcext:value-type="float">
            <text:p>1,07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000000001199041" calcext:value-type="float">
            <text:p>1,20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7</text:p>
          </table:table-cell>
          <table:table-cell table:style-name="ce1" office:value-type="float" office:value="0.00000000000006394885" calcext:value-type="float">
            <text:p>6,39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00000000781597" calcext:value-type="float">
            <text:p>-7,82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8</text:p>
          </table:table-cell>
          <table:table-cell table:style-name="ce1" office:value-type="float" office:value="-1.66533453693773E-015" calcext:value-type="float">
            <text:p>-1,67E-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9</text:p>
          </table:table-cell>
          <table:table-cell table:style-name="ce1" office:value-type="float" office:value="7.99360577730113E-015" calcext:value-type="float">
            <text:p>7,99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-4.44089209850063E-016" calcext:value-type="float">
            <text:p>-4,44E-16</text:p>
          </table:table-cell>
        </table:table-row>
        <table:table-row table:style-name="ro1">
          <table:table-cell office:value-type="string" calcext:value-type="string">
            <text:p>f60</text:p>
          </table:table-cell>
          <table:table-cell table:style-name="ce1" office:value-type="float" office:value="0.00000000000001010303" calcext:value-type="float">
            <text:p>1,01E-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1</text:p>
          </table:table-cell>
          <table:table-cell table:style-name="ce1" office:value-type="float" office:value="0.00000000000002620126" calcext:value-type="float">
            <text:p>2,62E-14</text:p>
          </table:table-cell>
          <table:table-cell table:number-columns-repeated="2" table:style-name="ce1" office:value-type="float" office:value="-3.33066907387547E-016" calcext:value-type="float">
            <text:p>-3,33E-16</text:p>
          </table:table-cell>
          <table:table-cell table:style-name="ce1" office:value-type="float" office:value="-0.0000000000000134337" calcext:value-type="float">
            <text:p>-1,34E-14</text:p>
          </table:table-cell>
          <table:table-cell table:style-name="ce1" office:value-type="float" office:value="-3.33066907387547E-016" calcext:value-type="float">
            <text:p>-3,33E-16</text:p>
          </table:table-cell>
        </table:table-row>
        <table:table-row table:style-name="ro1">
          <table:table-cell office:value-type="string" calcext:value-type="string">
            <text:p>f62</text:p>
          </table:table-cell>
          <table:table-cell table:style-name="ce1" office:value-type="float" office:value="-5.77315972805081E-015" calcext:value-type="float">
            <text:p>-5,77E-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11022302462516E-015" calcext:value-type="float">
            <text:p>1,11E-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2.22044604925031E-016" calcext:value-type="float">
            <text:p>-2,22E-16</text:p>
          </table:table-cell>
        </table:table-row>
        <table:table-row table:style-name="ro1">
          <table:table-cell office:value-type="string" calcext:value-type="string">
            <text:p>f63</text:p>
          </table:table-cell>
          <table:table-cell table:style-name="ce1" office:value-type="float" office:value="-7.21644966006352E-015" calcext:value-type="float">
            <text:p>-7,22E-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9.99200722162641E-016" calcext:value-type="float">
            <text:p>-9,99E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4</text:p>
          </table:table-cell>
          <table:table-cell table:style-name="ce1" office:value-type="float" office:value="1.41553435639707E-015" calcext:value-type="float">
            <text:p>1,42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-1.38777878078145E-017" calcext:value-type="float">
            <text:p>-1,39E-17</text:p>
          </table:table-cell>
        </table:table-row>
        <table:table-row table:style-name="ro1">
          <table:table-cell office:value-type="string" calcext:value-type="string">
            <text:p>f65</text:p>
          </table:table-cell>
          <table:table-cell table:style-name="ce1" office:value-type="float" office:value="3.60822483003176E-015" calcext:value-type="float">
            <text:p>3,61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88578058618805E-015" calcext:value-type="float">
            <text:p>3,89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6</text:p>
          </table:table-cell>
          <table:table-cell table:style-name="ce1" office:value-type="float" office:value="0.00000000000004563017" calcext:value-type="float">
            <text:p>4,56E-14</text:p>
          </table:table-cell>
          <table:table-cell table:number-columns-repeated="2" table:style-name="ce1" office:value-type="float" office:value="-4.44089209850063E-016" calcext:value-type="float">
            <text:p>-4,44E-16</text:p>
          </table:table-cell>
          <table:table-cell table:style-name="ce1" office:value-type="float" office:value="-0.00000000000003597123" calcext:value-type="float">
            <text:p>-3,60E-14</text:p>
          </table:table-cell>
          <table:table-cell table:style-name="ce1" office:value-type="float" office:value="-4.44089209850063E-016" calcext:value-type="float">
            <text:p>-4,44E-16</text:p>
          </table:table-cell>
        </table:table-row>
        <table:table-row table:style-name="ro1">
          <table:table-cell office:value-type="string" calcext:value-type="string">
            <text:p>f67</text:p>
          </table:table-cell>
          <table:table-cell table:style-name="ce1" office:value-type="float" office:value="-7.32747196252603E-015" calcext:value-type="float">
            <text:p>-7,33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.22044604925031E-016" calcext:value-type="float">
            <text:p>2,22E-16</text:p>
          </table:table-cell>
        </table:table-row>
        <table:table-row table:style-name="ro1">
          <table:table-cell office:value-type="string" calcext:value-type="string">
            <text:p>f68</text:p>
          </table:table-cell>
          <table:table-cell table:style-name="ce1" office:value-type="float" office:value="4.44089209850063E-015" calcext:value-type="float">
            <text:p>4,44E-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9</text:p>
          </table:table-cell>
          <table:table-cell table:style-name="ce1" office:value-type="float" office:value="3.99680288865056E-015" calcext:value-type="float">
            <text:p>4,00E-15</text:p>
          </table:table-cell>
          <table:table-cell table:style-name="ce1" office:value-type="float" office:value="6.66133814775094E-016" calcext:value-type="float">
            <text:p>6,66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0</text:p>
          </table:table-cell>
          <table:table-cell table:style-name="ce1" office:value-type="float" office:value="0.00000000000001773094" calcext:value-type="float">
            <text:p>1,77E-14</text:p>
          </table:table-cell>
          <table:table-cell table:style-name="ce1" office:value-type="float" office:value="-1.42301535138722E-018" calcext:value-type="float">
            <text:p>-1,42E-18</text:p>
          </table:table-cell>
          <table:table-cell table:style-name="ce1" office:value-type="float" office:value="-1.38913403349705E-018" calcext:value-type="float">
            <text:p>-1,39E-18</text:p>
          </table:table-cell>
          <table:table-cell table:style-name="ce1" office:value-type="float" office:value="0.00000000000001411773" calcext:value-type="float">
            <text:p>1,41E-14</text:p>
          </table:table-cell>
          <table:table-cell table:style-name="ce1" office:value-type="float" office:value="-1.38913403349705E-018" calcext:value-type="float">
            <text:p>-1,39E-18</text:p>
          </table:table-cell>
        </table:table-row>
        <table:table-row table:style-name="ro1">
          <table:table-cell office:value-type="string" calcext:value-type="string">
            <text:p>f71</text:p>
          </table:table-cell>
          <table:table-cell table:style-name="ce1" office:value-type="float" office:value="6.79068451955188E-015" calcext:value-type="float">
            <text:p>6,79E-15</text:p>
          </table:table-cell>
          <table:table-cell table:style-name="ce1" office:value-type="float" office:value="-4.85048894253711E-015" calcext:value-type="float">
            <text:p>-4,85E-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000000001067108" calcext:value-type="float">
            <text:p>-1,07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2</text:p>
          </table:table-cell>
          <table:table-cell table:style-name="ce1" office:value-type="float" office:value="9.61140848539558E-026" calcext:value-type="float">
            <text:p>9,61E-26</text:p>
          </table:table-cell>
          <table:table-cell table:style-name="ce1" office:value-type="float" office:value="-0.00000000000133973231" calcext:value-type="float">
            <text:p>-1,34E-12</text:p>
          </table:table-cell>
          <table:table-cell table:style-name="ce1" office:value-type="float" office:value="-0.00000000000133800242" calcext:value-type="float">
            <text:p>-1,34E-12</text:p>
          </table:table-cell>
          <table:table-cell table:style-name="ce1" office:value-type="float" office:value="1.34605600831472E-027" calcext:value-type="float">
            <text:p>1,35E-27</text:p>
          </table:table-cell>
          <table:table-cell table:style-name="ce1" office:value-type="float" office:value="9.61140848539558E-026" calcext:value-type="float">
            <text:p>9,61E-26</text:p>
          </table:table-cell>
        </table:table-row>
        <table:table-row table:style-name="ro1">
          <table:table-cell office:value-type="string" calcext:value-type="string">
            <text:p>f73</text:p>
          </table:table-cell>
          <table:table-cell table:style-name="ce1" office:value-type="float" office:value="9.61141809680892E-026" calcext:value-type="float">
            <text:p>9,61E-26</text:p>
          </table:table-cell>
          <table:table-cell table:style-name="ce1" office:value-type="float" office:value="0.00000000000003974923" calcext:value-type="float">
            <text:p>3,97E-14</text:p>
          </table:table-cell>
          <table:table-cell table:style-name="ce1" office:value-type="float" office:value="0.0000000000000730509" calcext:value-type="float">
            <text:p>7,31E-14</text:p>
          </table:table-cell>
          <table:table-cell table:style-name="ce1" office:value-type="float" office:value="1.3460573543714E-027" calcext:value-type="float">
            <text:p>1,35E-27</text:p>
          </table:table-cell>
          <table:table-cell table:style-name="ce1" office:value-type="float" office:value="9.61141809680892E-026" calcext:value-type="float">
            <text:p>9,61E-26</text:p>
          </table:table-cell>
        </table:table-row>
        <table:table-row table:style-name="ro1">
          <table:table-cell office:value-type="string" calcext:value-type="string">
            <text:p>f74</text:p>
          </table:table-cell>
          <table:table-cell table:style-name="ce1" office:value-type="float" office:value="1.36002242435392E-044" calcext:value-type="float">
            <text:p>1,36E-44</text:p>
          </table:table-cell>
          <table:table-cell table:style-name="ce1" office:value-type="float" office:value="1.59222828006154E-031" calcext:value-type="float">
            <text:p>1,59E-31</text:p>
          </table:table-cell>
          <table:table-cell table:style-name="ce1" office:value-type="float" office:value="1.07625684410252E-031" calcext:value-type="float">
            <text:p>1,08E-31</text:p>
          </table:table-cell>
          <table:table-cell table:style-name="ce1" office:value-type="float" office:value="1.55875637892577E-044" calcext:value-type="float">
            <text:p>1,56E-44</text:p>
          </table:table-cell>
          <table:table-cell table:style-name="ce1" office:value-type="float" office:value="1.36002242435392E-044" calcext:value-type="float">
            <text:p>1,36E-44</text:p>
          </table:table-cell>
        </table:table-row>
        <table:table-row table:style-name="ro1">
          <table:table-cell office:value-type="string" calcext:value-type="string">
            <text:p>f75</text:p>
          </table:table-cell>
          <table:table-cell table:number-columns-repeated="5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1.000001" calcext:value-type="float">
            <text:p>1,00000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.000001" calcext:value-type="float">
            <text:p>1,000001</text:p>
          </table:table-cell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-12794317123211.6" calcext:value-type="float">
            <text:p>-12794317123211,6</text:p>
          </table:table-cell>
          <table:table-cell table:number-columns-repeated="2" office:value-type="float" office:value="8918019064099.99" calcext:value-type="float">
            <text:p>8918019064099,99</text:p>
          </table:table-cell>
          <table:table-cell office:value-type="float" office:value="-13857229622678.4" calcext:value-type="float">
            <text:p>-13857229622678,4</text:p>
          </table:table-cell>
          <table:table-cell office:value-type="float" office:value="-12794317123211.6" calcext:value-type="float">
            <text:p>-12794317123211,6</text:p>
          </table:table-cell>
        </table:table-row>
        <table:table-row table:style-name="ro1">
          <table:table-cell office:value-type="string" calcext:value-type="string">
            <text:p>f7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f79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f80</text:p>
          </table:table-cell>
          <table:table-cell table:style-name="ce1" office:value-type="float" office:value="0.00000000045138580634" calcext:value-type="float">
            <text:p>4,51E-10</text:p>
          </table:table-cell>
          <table:table-cell table:style-name="ce1" office:value-type="float" office:value="0.00000000000036349309" calcext:value-type="float">
            <text:p>3,63E-13</text:p>
          </table:table-cell>
          <table:table-cell table:style-name="ce1" office:value-type="float" office:value="0.00000000000001357508" calcext:value-type="float">
            <text:p>1,36E-14</text:p>
          </table:table-cell>
          <table:table-cell table:style-name="ce1" office:value-type="float" office:value="-0.00000000044768432798" calcext:value-type="float">
            <text:p>-4,48E-10</text:p>
          </table:table-cell>
          <table:table-cell table:style-name="ce1" office:value-type="float" office:value="0.00000000000004432479" calcext:value-type="float">
            <text:p>4,43E-14</text:p>
          </table:table-cell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0.935115263761726" calcext:value-type="float">
            <text:p>0,935115263761726</text:p>
          </table:table-cell>
          <table:table-cell office:value-type="float" office:value="0.0717580896212852" calcext:value-type="float">
            <text:p>0,0717580896212852</text:p>
          </table:table-cell>
          <table:table-cell office:value-type="float" office:value="-1" calcext:value-type="float">
            <text:p>-1</text:p>
          </table:table-cell>
          <table:table-cell office:value-type="float" office:value="1.40362318259485" calcext:value-type="float">
            <text:p>1,403623182594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82</text:p>
          </table:table-cell>
          <table:table-cell table:style-name="ce1" office:value-type="float" office:value="0.00000000000034958147" calcext:value-type="float">
            <text:p>3,50E-13</text:p>
          </table:table-cell>
          <table:table-cell table:number-columns-repeated="2" table:style-name="ce1" office:value-type="float" office:value="8.52096171399808E-015" calcext:value-type="float">
            <text:p>8,52E-15</text:p>
          </table:table-cell>
          <table:table-cell table:style-name="ce1" office:value-type="float" office:value="-0.00000000000101288422" calcext:value-type="float">
            <text:p>-1,01E-12</text:p>
          </table:table-cell>
          <table:table-cell table:style-name="ce1" office:value-type="float" office:value="-0.00000000000014069301" calcext:value-type="float">
            <text:p>-1,41E-13</text:p>
          </table:table-cell>
        </table:table-row>
        <table:table-row table:style-name="ro1">
          <table:table-cell office:value-type="string" calcext:value-type="string">
            <text:p>f83</text:p>
          </table:table-cell>
          <table:table-cell table:style-name="ce1" office:value-type="float" office:value="4.27213758661066E-038" calcext:value-type="float">
            <text:p>4,27E-38</text:p>
          </table:table-cell>
          <table:table-cell table:style-name="ce1" office:value-type="float" office:value="1.40203938399493E-029" calcext:value-type="float">
            <text:p>1,40E-29</text:p>
          </table:table-cell>
          <table:table-cell table:style-name="ce1" office:value-type="float" office:value="9.75392759595552E-030" calcext:value-type="float">
            <text:p>9,75E-30</text:p>
          </table:table-cell>
          <table:table-cell table:style-name="ce1" office:value-type="float" office:value="7.22873966044239E-038" calcext:value-type="float">
            <text:p>7,23E-38</text:p>
          </table:table-cell>
          <table:table-cell table:style-name="ce1" office:value-type="float" office:value="4.27213758661066E-038" calcext:value-type="float">
            <text:p>4,27E-38</text:p>
          </table:table-cell>
        </table:table-row>
        <table:table-row table:style-name="ro1">
          <table:table-cell office:value-type="string" calcext:value-type="string">
            <text:p>f84</text:p>
          </table:table-cell>
          <table:table-cell table:style-name="ce1" office:value-type="float" office:value="0.00000000000001370432" calcext:value-type="float">
            <text:p>1,37E-14</text:p>
          </table:table-cell>
          <table:table-cell table:style-name="ce1" office:value-type="float" office:value="-0.00000000000001119937" calcext:value-type="float">
            <text:p>-1,12E-14</text:p>
          </table:table-cell>
          <table:table-cell table:style-name="ce1" office:value-type="float" office:value="-5.55111512312578E-016" calcext:value-type="float">
            <text:p>-5,55E-16</text:p>
          </table:table-cell>
          <table:table-cell table:style-name="ce1" office:value-type="float" office:value="0.00000000000016421586" calcext:value-type="float">
            <text:p>1,64E-13</text:p>
          </table:table-cell>
          <table:table-cell table:style-name="ce1" office:value-type="float" office:value="1.22124532708767E-015" calcext:value-type="float">
            <text:p>1,22E-15</text:p>
          </table:table-cell>
        </table:table-row>
        <table:table-row table:style-name="ro1">
          <table:table-cell office:value-type="string" calcext:value-type="string">
            <text:p>f85</text:p>
          </table:table-cell>
          <table:table-cell table:style-name="ce1" office:value-type="float" office:value="-1.83186799063151E-015" calcext:value-type="float">
            <text:p>-1,83E-15</text:p>
          </table:table-cell>
          <table:table-cell table:number-columns-repeated="2" table:style-name="ce1" office:value-type="float" office:value="5.55111512312578E-017" calcext:value-type="float">
            <text:p>5,55E-17</text:p>
          </table:table-cell>
          <table:table-cell table:style-name="ce1" office:value-type="float" office:value="2.05391259555654E-015" calcext:value-type="float">
            <text:p>2,05E-15</text:p>
          </table:table-cell>
          <table:table-cell table:style-name="ce1" office:value-type="float" office:value="5.55111512312578E-017" calcext:value-type="float">
            <text:p>5,55E-17</text:p>
          </table:table-cell>
        </table:table-row>
        <table:table-row table:style-name="ro1">
          <table:table-cell office:value-type="string" calcext:value-type="string">
            <text:p>f86</text:p>
          </table:table-cell>
          <table:table-cell table:style-name="ce1" office:value-type="float" office:value="-2.59341159658533E-016" calcext:value-type="float">
            <text:p>-2,59E-16</text:p>
          </table:table-cell>
          <table:table-cell table:style-name="ce1" office:value-type="float" office:value="-2.60208521396521E-018" calcext:value-type="float">
            <text:p>-2,60E-18</text:p>
          </table:table-cell>
          <table:table-cell table:style-name="ce1" office:value-type="float" office:value="1.15359111152458E-016" calcext:value-type="float">
            <text:p>1,15E-16</text:p>
          </table:table-cell>
          <table:table-cell table:style-name="ce1" office:value-type="float" office:value="1.22298005056365E-016" calcext:value-type="float">
            <text:p>1,22E-16</text:p>
          </table:table-cell>
          <table:table-cell table:style-name="ce1" office:value-type="float" office:value="-5.8113236445223E-017" calcext:value-type="float">
            <text:p>-5,81E-17</text:p>
          </table:table-cell>
        </table:table-row>
        <table:table-row table:style-name="ro1">
          <table:table-cell office:value-type="string" calcext:value-type="string">
            <text:p>f87</text:p>
          </table:table-cell>
          <table:table-cell table:style-name="ce1" office:value-type="float" office:value="0.00000000000003134992" calcext:value-type="float">
            <text:p>3,13E-14</text:p>
          </table:table-cell>
          <table:table-cell table:number-columns-repeated="2" table:style-name="ce1" office:value-type="float" office:value="2.63677968348475E-016" calcext:value-type="float">
            <text:p>2,64E-16</text:p>
          </table:table-cell>
          <table:table-cell table:style-name="ce1" office:value-type="float" office:value="0.00000000000002246814" calcext:value-type="float">
            <text:p>2,25E-14</text:p>
          </table:table-cell>
          <table:table-cell table:style-name="ce1" office:value-type="float" office:value="-6.24500451351651E-016" calcext:value-type="float">
            <text:p>-6,25E-16</text:p>
          </table:table-cell>
        </table:table-row>
        <table:table-row table:style-name="ro1">
          <table:table-cell office:value-type="string" calcext:value-type="string">
            <text:p>f88</text:p>
          </table:table-cell>
          <table:table-cell table:style-name="ce1" office:value-type="float" office:value="-6.24500451351651E-016" calcext:value-type="float">
            <text:p>-6,25E-16</text:p>
          </table:table-cell>
          <table:table-cell table:number-columns-repeated="4" table:style-name="ce1" office:value-type="float" office:value="4.16333634234434E-017" calcext:value-type="float">
            <text:p>4,16E-17</text:p>
          </table:table-cell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90</text:p>
          </table:table-cell>
          <table:table-cell table:style-name="ce1" office:value-type="float" office:value="-4.51721993144361E-015" calcext:value-type="float">
            <text:p>-4,52E-15</text:p>
          </table:table-cell>
          <table:table-cell table:style-name="ce1" office:value-type="float" office:value="-9.0205620750794E-017" calcext:value-type="float">
            <text:p>-9,02E-17</text:p>
          </table:table-cell>
          <table:table-cell table:style-name="ce1" office:value-type="float" office:value="1.31838984174237E-016" calcext:value-type="float">
            <text:p>1,32E-16</text:p>
          </table:table-cell>
          <table:table-cell table:style-name="ce1" office:value-type="float" office:value="-4.16333634234434E-015" calcext:value-type="float">
            <text:p>-4,16E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1</text:p>
          </table:table-cell>
          <table:table-cell table:style-name="ce1" office:value-type="float" office:value="-9.90527104782757E-016" calcext:value-type="float">
            <text:p>-9,91E-16</text:p>
          </table:table-cell>
          <table:table-cell table:style-name="ce1" office:value-type="float" office:value="1.61329283265843E-016" calcext:value-type="float">
            <text:p>1,61E-16</text:p>
          </table:table-cell>
          <table:table-cell table:style-name="ce1" office:value-type="float" office:value="8.67361737988404E-018" calcext:value-type="float">
            <text:p>8,67E-18</text:p>
          </table:table-cell>
          <table:table-cell table:style-name="ce1" office:value-type="float" office:value="-0.00000000000002126598" calcext:value-type="float">
            <text:p>-2,13E-14</text:p>
          </table:table-cell>
          <table:table-cell table:style-name="ce1" office:value-type="float" office:value="-4.68375338513738E-017" calcext:value-type="float">
            <text:p>-4,68E-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unction evalu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bisect</text:p>
          </table:table-cell>
          <table:table-cell office:value-type="string" calcext:value-type="string">
            <text:p>brentq</text:p>
          </table:table-cell>
          <table:table-cell office:value-type="string" calcext:value-type="string">
            <text:p>brenth</text:p>
          </table:table-cell>
          <table:table-cell office:value-type="string" calcext:value-type="string">
            <text:p>ridder</text:p>
          </table:table-cell>
          <table:table-cell office:value-type="string" calcext:value-type="string">
            <text:p>modAB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0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2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34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35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37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4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4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47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4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4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5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52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5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5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55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56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58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6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6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6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6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6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7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7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76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8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8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85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8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8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8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9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9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4359" calcext:value-type="float">
            <text:p>4359</text:p>
          </table:table-cell>
          <table:table-cell office:value-type="float" office:value="2515" calcext:value-type="float">
            <text:p>2515</text:p>
          </table:table-cell>
          <table:table-cell office:value-type="float" office:value="2476" calcext:value-type="float">
            <text:p>2476</text:p>
          </table:table-cell>
          <table:table-cell office:value-type="float" office:value="2454" calcext:value-type="float">
            <text:p>2454</text:p>
          </table:table-cell>
          <table:table-cell office:value-type="float" office:value="1871" calcext:value-type="float">
            <text:p>1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15T11:39:01.849000000</dc:date>
    <meta:editing-duration>PT1M42S</meta:editing-duration>
    <meta:editing-cycles>1</meta:editing-cycles>
    <meta:generator>LibreOffice/7.3.2.2$Windows_X86_64 LibreOffice_project/49f2b1bff42cfccbd8f788c8dc32c1c309559be0</meta:generator>
    <meta:document-statistic meta:table-count="1" meta:cell-count="1665" meta:object-count="0"/>
  </office:meta>
</office:document-meta>
</file>